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INSERT INTO Quizzes (quiz_id, title, description, created_by, created_at)</text:p>
      <text:p text:style-name="Normalny">VALUES (1, 'Historia Starożytnego Rzymu', 'Quiz sprawdzający wiedzę na temat historii Starożytnego Rzymu.', 'Uzytkownik 1, '2024-05-26');</text:p>
      <text:p text:style-name="Normalny"/>
      <text:p text:style-name="Normalny">INSERT INTO Questions (question_id, quiz_id, question_text, question_type, question_order)</text:p>
      <text:p text:style-name="Normalny">VALUES</text:p>
      <text:p text:style-name="Normalny">(1, 1, 'Kto był pierwszym cesarzem Rzymu?'),</text:p>
      <text:p text:style-name="Normalny">(2, 1, 'Co spowodowało upadek Republiki Rzymskiej?'),</text:p>
      <text:p text:style-name="Normalny">(3, 1, 'Które prawo było zasadnicze dla rzymskiego systemu prawnego?'),</text:p>
      <text:p text:style-name="Normalny">(4, 1, 'Jakie wydarzenie zakończyło epokę republiki w Rzymie?'),</text:p>
      <text:p text:style-name="Normalny">(5, 1, 'Kim byli plebejusze?'),</text:p>
      <text:p text:style-name="Normalny">(6, 1, 'Kto napisał "Eneidę"?'),</text:p>
      <text:p text:style-name="Normalny">(7, 1, 'Jaki był główny cel budowy dróg rzymskich?'),</text:p>
      <text:p text:style-name="Normalny">(8, 1, 'Które miasto zostało zniszczone przez wybuch Wezuwiusza w 79 r. n.e.?',),</text:p>
      <text:p text:style-name="Normalny">(9, 1, 'Jak nazywała się niższa klasa społeczna w Rzymie, która często występowała w walkach gladiatorów?'),</text:p>
      <text:p text:style-name="Normalny">(10, 1, 'Co było przyczyną wojen punickich?');</text:p>
      <text:p text:style-name="Normalny"/>
      <text:p text:style-name="Normalny">INSERT INTO Questions (question_id, quiz_id, question_text)</text:p>
      <text:p text:style-name="Normalny">VALUES</text:p>
      <text:p text:style-name="Normalny">(11, 2, 'Kto jest autorem dzieła "Państwo"?'),</text:p>
      <text:p text:style-name="Normalny">(12, 2, 'Jaka jest główna idea filozofii Kartezjusza?'),</text:p>
      <text:p text:style-name="Normalny">(13, 2, 'Która szkoła filozoficzna skupiała się na idei cierpienia i jego unikaniu?'),</text:p>
      <text:p text:style-name="Normalny">(14, 2, 'Kto jest twórcą metody socrackiej, polegającej na prowadzeniu dialogów?'),</text:p>
      <text:p text:style-name="Normalny">(15, 2, 'Która zasada była kluczowa dla Immanuela Kanta?'),</text:p>
      <text:p text:style-name="Normalny">(16, 2, 'Co bada ontologia?'),</text:p>
      <text:p text:style-name="Normalny">(17, 2, 'Który filozof twierdził, że "człowiek jest miarą wszystkich rzeczy"?'),</text:p>
      <text:p text:style-name="Normalny">(18, 2, 'Co głosiła filozofia egzystencjalizmu?'),</text:p>
      <text:p text:style-name="Normalny">(19, 2, 'Który z tych filozofów nie należał do nurtu empiryzmu?'),</text:p>
      <text:p text:style-name="Normalny">(20, 2, 'Jaką teorię moralności rozwijał John Stuart Mill?');</text:p>
      <text:p text:style-name="Normalny"/>
      <text:p text:style-name="Normalny">INSERT INTO Questions (question_id, quiz_id, question_text)</text:p>
      <text:soft-page-break/>
      <text:p text:style-name="Normalny">VALUES</text:p>
      <text:p text:style-name="Normalny">(21, 3, 'Kto napisał "Divina Commedia"?'),</text:p>
      <text:p text:style-name="Normalny">(22, 3, 'Który malarz stworzył "Guernicę"?'),</text:p>
      <text:p text:style-name="Normalny">(23, 3, 'Co jest tematem głównym sztuki "Hamlet" Williama Szekspira?'),</text:p>
      <text:p text:style-name="Normalny">(24, 3, 'Która epoka sztuki skupiała się na idealizacji natury i ludzkiego ciała?'),</text:p>
      <text:p text:style-name="Normalny">(25, 3, 'Kto jest autorem "Wojny i pokoju"?'),</text:p>
      <text:p text:style-name="Normalny">(26, 3, 'Która technika malarska wykorzystuje wosk do tworzenia obrazów?'),</text:p>
      <text:p text:style-name="Normalny">(27, 3, 'Jakie było główne zainteresowanie impresjonistów?'),</text:p>
      <text:p text:style-name="Normalny">(28, 3, 'Kto stworzył słynne rzeźby "Dawid" i "Pieta"?'),</text:p>
      <text:p text:style-name="Normalny">(29, 3, 'Co jest charakterystyczne dla muzyki barokowej?'),</text:p>
      <text:p text:style-name="Normalny">(30, 3, 'Który pisarz jest znany z tworzenia powieści gotyckich?');</text:p>
      <text:p text:style-name="Normalny"/>
      <text:p text:style-name="Normalny">INSERT INTO Answers (answer_id, question_id, answer_text, is_correct)</text:p>
      <text:p text:style-name="Normalny">VALUES</text:p>
      <text:p text:style-name="Normalny">(1, 1, 'A) Juliusz Cezar', FALSE),</text:p>
      <text:p text:style-name="Normalny">(2, 1, 'B) August', TRUE),</text:p>
      <text:p text:style-name="Normalny">(3, 1, 'C) Nero', FALSE),</text:p>
      <text:p text:style-name="Normalny">(4, 1, 'D) Trajan', FALSE),</text:p>
      <text:p text:style-name="Normalny">(5, 2, 'A) Wojny punickie', FALSE),</text:p>
      <text:p text:style-name="Normalny">(6, 2, 'B) Reformy Grakchów', FALSE),</text:p>
      <text:p text:style-name="Normalny">(7, 2, 'C) Dyktatura Sulli', FALSE),</text:p>
      <text:p text:style-name="Normalny">(8, 2, 'D) Wojna domowa i dyktatura Juliusza Cezara', TRUE),</text:p>
      <text:p text:style-name="Normalny">(9, 3, 'A) Lex Hortensia', TRUE),</text:p>
      <text:p text:style-name="Normalny">(10, 3, 'B) Lex Julia', FALSE),</text:p>
      <text:p text:style-name="Normalny">(11, 3, 'C) Lex Canuleia', FALSE),</text:p>
      <text:p text:style-name="Normalny">(12, 3, 'D) Lex Aquilia', FALSE),</text:p>
      <text:p text:style-name="Normalny">(13, 4, 'A) Bitwa pod Actium', TRUE),</text:p>
      <text:p text:style-name="Normalny">(14, 4, 'B) Śmierć Cezara', FALSE),</text:p>
      <text:p text:style-name="Normalny">(15, 4, 'C) Powstanie Spartakusa', FALSE),</text:p>
      <text:p text:style-name="Normalny">(16, 4, 'D) Reformy Dioklecjana', FALSE),</text:p>
      <text:p text:style-name="Normalny">(17, 5, 'A) Arystokracją rzymską', FALSE),</text:p>
      <text:soft-page-break/>
      <text:p text:style-name="Normalny">(18, 5, 'B) Członkami senatu', FALSE),</text:p>
      <text:p text:style-name="Normalny">(19, 5, 'C) Zwykłymi obywatelami bez szczególnych przywilejów', TRUE),</text:p>
      <text:p text:style-name="Normalny">(20, 5, 'D) Niewolnikami', FALSE),</text:p>
      <text:p text:style-name="Normalny">(21, 6, 'A) Homer', FALSE),</text:p>
      <text:p text:style-name="Normalny">(22, 6, 'B) Virgilius', TRUE),</text:p>
      <text:p text:style-name="Normalny">(23, 6, 'C) Owidiusz', FALSE),</text:p>
      <text:p text:style-name="Normalny">(24, 6, 'D) Horacy', FALSE),</text:p>
      <text:p text:style-name="Normalny">(25, 7, 'A) Handel', FALSE),</text:p>
      <text:p text:style-name="Normalny">(26, 7, 'B) Turystyka', FALSE),</text:p>
      <text:p text:style-name="Normalny">(27, 7, 'C) Wymiana kulturowa', FALSE),</text:p>
      <text:p text:style-name="Normalny">(28, 7, 'D) Przemieszczanie armii', TRUE),</text:p>
      <text:p text:style-name="Normalny">(29, 8, 'A) Rzym', FALSE),</text:p>
      <text:p text:style-name="Normalny">(30, 8, 'B) Kartagina', FALSE),</text:p>
      <text:p text:style-name="Normalny">(31, 8, 'C) Pompeje', TRUE),</text:p>
      <text:p text:style-name="Normalny">(32, 8, 'D) Ateny', FALSE),</text:p>
      <text:p text:style-name="Normalny">(33, 9, 'A) Equites', FALSE),</text:p>
      <text:p text:style-name="Normalny">(34, 9, 'B) Patrycjusze', FALSE),</text:p>
      <text:p text:style-name="Normalny">(35, 9, 'C) Plebejusze', FALSE),</text:p>
      <text:p text:style-name="Normalny">(36, 9, 'D) Proletariusze', TRUE),</text:p>
      <text:p text:style-name="Normalny">(37, 10, 'A) Spór o Sycylię', TRUE),</text:p>
      <text:p text:style-name="Normalny">(38, 10, 'B) Niewolnictwo', FALSE),</text:p>
      <text:p text:style-name="Normalny">(39, 10, 'C) Reformy religijne', FALSE),</text:p>
      <text:p text:style-name="Normalny">(40, 10, 'D) Eksploracja nowych terytoriów', FALSE);</text:p>
      <text:p text:style-name="Normalny"/>
      <text:p text:style-name="Normalny">INSERT INTO Answers (answer_id, question_id, answer_text, is_correct)</text:p>
      <text:p text:style-name="Normalny">VALUES</text:p>
      <text:p text:style-name="Normalny">(41, 11, 'A) Sokrates', FALSE),</text:p>
      <text:p text:style-name="Normalny">(42, 11, 'B) Platon', TRUE),</text:p>
      <text:p text:style-name="Normalny">(43, 11, 'C) Arystoteles', FALSE),</text:p>
      <text:p text:style-name="Normalny">(44, 11, 'D) Heraklit', FALSE),</text:p>
      <text:p text:style-name="Normalny">(45, 12, 'A) "Myślę, więc jestem"', TRUE),</text:p>
      <text:soft-page-break/>
      <text:p text:style-name="Normalny">(46, 12, 'B) "Wszystko płynie"', FALSE),</text:p>
      <text:p text:style-name="Normalny">(47, 12, 'C) "Cnota jest wiedzą"', FALSE),</text:p>
      <text:p text:style-name="Normalny">(48, 12, 'D) "Sumienie jest głosem Boga w człowieku"', FALSE),</text:p>
      <text:p text:style-name="Normalny">(49, 13, 'A) Stoicyzm', FALSE),</text:p>
      <text:p text:style-name="Normalny">(50, 13, 'B) Epikureizm', TRUE),</text:p>
      <text:p text:style-name="Normalny">(51, 13, 'C) Cynizm', FALSE),</text:p>
      <text:p text:style-name="Normalny">(52, 13, 'D) Sceptycyzm', FALSE),</text:p>
      <text:p text:style-name="Normalny">(53, 14, 'A) Platon', FALSE),</text:p>
      <text:p text:style-name="Normalny">(54, 14, 'B) Sokrates', TRUE),</text:p>
      <text:p text:style-name="Normalny">(55, 14, 'C) Arystoteles', FALSE),</text:p>
      <text:p text:style-name="Normalny">(56, 14, 'D) Seneka', FALSE),</text:p>
      <text:p text:style-name="Normalny">(57, 15, 'A) Imperatyw kategoryczny', TRUE),</text:p>
      <text:p text:style-name="Normalny">(58, 15, 'B) "Być sobą"', FALSE),</text:p>
      <text:p text:style-name="Normalny">(59, 15, 'C) "Nic w nadmiarze"', FALSE),</text:p>
      <text:p text:style-name="Normalny">(60, 15, 'D) "Wiedza jest siłą"', FALSE),</text:p>
      <text:p text:style-name="Normalny">(61, 16, 'A) Moralność', FALSE),</text:p>
      <text:p text:style-name="Normalny">(62, 16, 'B) Piękno i sztuka', FALSE),</text:p>
      <text:p text:style-name="Normalny">(63, 16, 'C) Byt', TRUE),</text:p>
      <text:p text:style-name="Normalny">(64, 16, 'D) Poznanie', FALSE),</text:p>
      <text:p text:style-name="Normalny">(65, 17, 'A) Platon', FALSE),</text:p>
      <text:p text:style-name="Normalny">(66, 17, 'B) Protogoras', TRUE),</text:p>
      <text:p text:style-name="Normalny">(67, 17, 'C) Descartes', FALSE),</text:p>
      <text:p text:style-name="Normalny">(68, 17, 'D) Nietzsche', FALSE),</text:p>
      <text:p text:style-name="Normalny">(69, 18, 'A) Życie jest predestynowane', FALSE),</text:p>
      <text:p text:style-name="Normalny">(70, 18, 'B) Istnienie poprzedza istotę', TRUE),</text:p>
      <text:p text:style-name="Normalny">(71, 18, 'C) Wszystko jest złudzeniem', FALSE),</text:p>
      <text:p text:style-name="Normalny">(72, 18, 'D) Wiedza jest celowa', FALSE),</text:p>
      <text:p text:style-name="Normalny">(73, 19, 'A) John Locke', FALSE),</text:p>
      <text:p text:style-name="Normalny">(74, 19, 'B) David Hume', FALSE),</text:p>
      <text:p text:style-name="Normalny">(75, 19, 'C) René Descartes', TRUE),</text:p>
      <text:p text:style-name="Normalny">(76, 19, 'D) George Berkeley', FALSE),</text:p>
      <text:soft-page-break/>
      <text:p text:style-name="Normalny">(77, 20, 'A) Deontologię', FALSE),</text:p>
      <text:p text:style-name="Normalny">(78, 20, 'B) Utilitaryzm', TRUE),</text:p>
      <text:p text:style-name="Normalny">(79, 20, 'C) Kontraktualizm', FALSE),</text:p>
      <text:p text:style-name="Normalny">(80, 20, 'D) Wirtuetyzm', FALSE);</text:p>
      <text:p text:style-name="Normalny"/>
      <text:p text:style-name="Normalny">INSERT INTO Answers (answer_id, question_id, answer_text, is_correct)</text:p>
      <text:p text:style-name="Normalny">VALUES</text:p>
      <text:p text:style-name="Normalny">(81, 21, 'A) Dante Alighieri', TRUE),</text:p>
      <text:p text:style-name="Normalny">(82, 21, 'B) Giovanni Boccaccio', FALSE),</text:p>
      <text:p text:style-name="Normalny">(83, 21, 'C) Francesco Petrarca', FALSE),</text:p>
      <text:p text:style-name="Normalny">(84, 21, 'D) Ludovico Ariosto', FALSE),</text:p>
      <text:p text:style-name="Normalny">(85, 22, 'A) Salvador Dalí', FALSE),</text:p>
      <text:p text:style-name="Normalny">(86, 22, 'B) Pablo Picasso', TRUE),</text:p>
      <text:p text:style-name="Normalny">(87, 22, 'C) Vincent van Gogh', FALSE),</text:p>
      <text:p text:style-name="Normalny">(88, 22, 'D) Claude Monet', FALSE),</text:p>
      <text:p text:style-name="Normalny">(89, 23, 'A) Zemsta', TRUE),</text:p>
      <text:p text:style-name="Normalny">(90, 23, 'B) Miłość', FALSE),</text:p>
      <text:p text:style-name="Normalny">(91, 23, 'C) Polityka', FALSE),</text:p>
      <text:p text:style-name="Normalny">(92, 23, 'D) Odkrycie', FALSE),</text:p>
      <text:p text:style-name="Normalny">(93, 24, 'A) Barok', FALSE),</text:p>
      <text:p text:style-name="Normalny">(94, 24, 'B) Romantyzm', FALSE),</text:p>
      <text:p text:style-name="Normalny">(95, 24, 'C) Renesans', TRUE),</text:p>
      <text:p text:style-name="Normalny">(96, 24, 'D) Modernizm', FALSE),</text:p>
      <text:p text:style-name="Normalny">(97, 25, 'A) Fiodor Dostojewski', FALSE),</text:p>
      <text:p text:style-name="Normalny">(98, 25, 'B) Anton Czechow', FALSE),</text:p>
      <text:p text:style-name="Normalny">(99, 25, 'C) Lew Tołstoj', TRUE),</text:p>
      <text:p text:style-name="Normalny">(100, 25, 'D) Nikołaj Gogol', FALSE),</text:p>
      <text:p text:style-name="Normalny">(101, 26, 'A) Fresk', FALSE),</text:p>
      <text:p text:style-name="Normalny">(102, 26, 'B) Tempera', FALSE),</text:p>
      <text:p text:style-name="Normalny">(103, 26, 'C) Enkaustyka', TRUE),</text:p>
      <text:p text:style-name="Normalny">(104, 26, 'D) Akwarela', FALSE),</text:p>
      <text:soft-page-break/>
      <text:p text:style-name="Normalny">(105, 27, 'A) Światło i jego efekty', TRUE),</text:p>
      <text:p text:style-name="Normalny">(106, 27, 'B) Szczegółowa realizacja', FALSE),</text:p>
      <text:p text:style-name="Normalny">(107, 27, 'C) Abstrakcyjne formy', FALSE),</text:p>
      <text:p text:style-name="Normalny">(108, 27, 'D) Religijne tematy', FALSE),</text:p>
      <text:p text:style-name="Normalny">(109, 28, 'A) Donatello', FALSE),</text:p>
      <text:p text:style-name="Normalny">(110, 28, 'B) Michelangelo Buonarroti', TRUE),</text:p>
      <text:p text:style-name="Normalny">(111, 28, 'C) Gian Lorenzo Bernini', FALSE),</text:p>
      <text:p text:style-name="Normalny">(112, 28, 'D) Auguste Rodin', FALSE),</text:p>
      <text:p text:style-name="Normalny">(113, 29, 'A) Prostota i klarowność', FALSE),</text:p>
      <text:p text:style-name="Normalny">(114, 29, 'B) Bogata ornamentyka i kontrast', TRUE),</text:p>
      <text:p text:style-name="Normalny">(115, 29, 'C) Abstrakcja i eksperymentalizm', FALSE),</text:p>
      <text:p text:style-name="Normalny">(116, 29, 'D) Minimalizm i powściągliwość', FALSE),</text:p>
      <text:p text:style-name="Normalny">(117, 30, 'A) Jane Austen', FALSE),</text:p>
      <text:p text:style-name="Normalny">(118, 30, 'B) Edgar Allan Poe', TRUE),</text:p>
      <text:p text:style-name="Normalny">(119, 30, 'C) Charles Dickens', FALSE),</text:p>
      <text:p text:style-name="Normalny">(120, 30, 'D) Mark Twain', FALSE);</text:p>
      <text:p text:style-name="Normalny"/>
      <text:p text:style-name="Normalny">INSERT INTO Quizzes (quiz_id, title, description, created_by, created_at)</text:p>
      <text:p text:style-name="Normalny">VALUES<text:s/></text:p>
      <text:p text:style-name="Normalny">(4, 'Wielkie Cywilizacje', 'Quiz testujący wiedzę o wielkich cywilizacjach historycznych.', 'Twój_nick', '2024-05-26'),</text:p>
      <text:p text:style-name="Normalny">(5, 'Wielkie Postacie Historii', 'Quiz dotyczący znaczących postaci w historii świata.', 'Twój_nick', '2024-05-26');</text:p>
      <text:p text:style-name="Normalny"/>
      <text:p text:style-name="Normalny">INSERT INTO Questions (question_id, quiz_id, question_text)</text:p>
      <text:p text:style-name="Normalny">VALUES</text:p>
      <text:p text:style-name="Normalny">(31, 4, 'Która cywilizacja jest znana z budowy piramid?'),</text:p>
      <text:p text:style-name="Normalny">(32, 4, 'Co było charakterystyczne dla cywilizacji Mezopotamii?'),</text:p>
      <text:p text:style-name="Normalny">(33, 4, 'Która cywilizacja rozwijała się na terenie dzisiejszego Meksyku i jest znana z olbrzymich kamiennych głów?'),</text:p>
      <text:p text:style-name="Normalny">(34, 4, 'Które imperium było znane jako "Ludzie Błękitnej Krwi" ze względu na swoje obrzędy religijne?'),</text:p>
      <text:soft-page-break/>
      <text:p text:style-name="Normalny">(35, 4, 'Gdzie znajdowała się cywilizacja Harappa?'),</text:p>
      <text:p text:style-name="Normalny">(36, 4, 'Która starożytna cywilizacja była znana z zaawansowanego rolnictwa, w tym systemów irygacyjnych?'),</text:p>
      <text:p text:style-name="Normalny">(37, 4, 'Która cywilizacja opracowała zaawansowany kalendarz astronomiczny, który był precyzyjniejszy niż europejskie odpowiedniki tej epoki?'),</text:p>
      <text:p text:style-name="Normalny">(38, 4, 'Jakie imperium osiągnęło znaczące osiągnięcia w inżynierii, w tym budowie drog?'),</text:p>
      <text:p text:style-name="Normalny">(39, 4, 'Która cywilizacja jest znana z zastosowania brązu w pierwszych zaawansowanych narzędziach i broni?'),</text:p>
      <text:p text:style-name="Normalny">(40, 4, 'Która cywilizacja opracowała pierwsze formy papieru?');</text:p>
      <text:p text:style-name="Normalny"/>
      <text:p text:style-name="Normalny">INSERT INTO Questions (question_id, quiz_id, question_text)</text:p>
      <text:p text:style-name="Normalny">VALUES</text:p>
      <text:p text:style-name="Normalny">(41, 5, 'Kto był znany jako "Ojciec Historii"?'),</text:p>
      <text:p text:style-name="Normalny">(42, 5, 'Która postać historyczna jest znana z reformacji protestanckiej?'),</text:p>
      <text:p text:style-name="Normalny">(43, 5, 'Kto był cesarzem Chin, który rozpoczął budowę Wielkiego Muru?'),</text:p>
      <text:p text:style-name="Normalny">(44, 5, 'Która królowa Anglii jest znana z długiego i stabilnego panowania, określanego jako epoka wiktoriańska?'),</text:p>
      <text:p text:style-name="Normalny">(45, 5, 'Kto odkrył promieniowanie radioaktywne?'),</text:p>
      <text:p text:style-name="Normalny">(46, 5, 'Która postać historyczna jest znana z koncepcji "Niewidzialnej ręki" w ekonomii?'),</text:p>
      <text:p text:style-name="Normalny">(47, 5, 'Kto był przywódcą Rewolucji Październikowej w Rosji?'),</text:p>
      <text:p text:style-name="Normalny">(48, 5, 'Który z tych przywódców nie był zaangażowany w podpisanie Traktatu Wersalskiego?'),</text:p>
      <text:p text:style-name="Normalny">(49, 5, 'Kto wynalazł drukarkę 3D?'),</text:p>
      <text:p text:style-name="Normalny">(50, 5, 'Kto jest uważany za twórcę Internetu?');</text:p>
      <text:p text:style-name="Normalny"/>
      <text:p text:style-name="Normalny">-- Dodaj odpowiedzi dla quizu 4</text:p>
      <text:p text:style-name="Normalny">INSERT INTO Answers (answer_id, question_id, answer_text, is_correct)</text:p>
      <text:p text:style-name="Normalny">VALUES</text:p>
      <text:p text:style-name="Normalny">(121, 31, 'A) Majowie', FALSE),</text:p>
      <text:p text:style-name="Normalny">(122, 31, 'B) Egipcjanie', TRUE),</text:p>
      <text:p text:style-name="Normalny">(123, 31, 'C) Sumerowie', FALSE),</text:p>
      <text:p text:style-name="Normalny">(124, 31, 'D) Chińczycy', FALSE),</text:p>
      <text:p text:style-name="Normalny">(125, 32, 'A) Pismo klinowe', TRUE),</text:p>
      <text:soft-page-break/>
      <text:p text:style-name="Normalny">(126, 32, 'B) Pismo hieroglificzne', FALSE),</text:p>
      <text:p text:style-name="Normalny">(127, 32, 'C) Pismo chińskie', FALSE),</text:p>
      <text:p text:style-name="Normalny">(128, 32, 'D) Alfabet fenicki', FALSE),</text:p>
      <text:p text:style-name="Normalny">(129, 33, 'A) Aztekowie', FALSE),</text:p>
      <text:p text:style-name="Normalny">(130, 33, 'B) Majowie', FALSE),</text:p>
      <text:p text:style-name="Normalny">(131, 33, 'C) Olmekowie', TRUE),</text:p>
      <text:p text:style-name="Normalny">(132, 33, 'D) Inkowie', FALSE),</text:p>
      <text:p text:style-name="Normalny">(133, 34, 'A) Majowie', FALSE),</text:p>
      <text:p text:style-name="Normalny">(134, 34, 'B) Aztekowie', TRUE),</text:p>
      <text:p text:style-name="Normalny">(135, 34, 'C) Inkowie', FALSE),</text:p>
      <text:p text:style-name="Normalny">(136, 34, 'D) Khmerowie', FALSE),</text:p>
      <text:p text:style-name="Normalny">(137, 35, 'A) W Indiach', TRUE),</text:p>
      <text:p text:style-name="Normalny">(138, 35, 'B) W Egipcie', FALSE),</text:p>
      <text:p text:style-name="Normalny">(139, 35, 'C) W Mezopotamii', FALSE),</text:p>
      <text:p text:style-name="Normalny">(140, 35, 'D) W Chinach', FALSE),</text:p>
      <text:p text:style-name="Normalny">(141, 36, 'A) Sumerowie', FALSE),</text:p>
      <text:p text:style-name="Normalny">(142, 36, 'B) Egipcjanie', FALSE),</text:p>
      <text:p text:style-name="Normalny">(143, 36, 'C) Majowie', FALSE),</text:p>
      <text:p text:style-name="Normalny">(144, 36, 'D) Inkowie', TRUE),</text:p>
      <text:p text:style-name="Normalny">(145, 37, 'A) Grecka', FALSE),</text:p>
      <text:p text:style-name="Normalny">(146, 37, 'B) Majowie', TRUE),</text:p>
      <text:p text:style-name="Normalny">(147, 37, 'C) Egipska', FALSE),</text:p>
      <text:p text:style-name="Normalny">(148, 37, 'D) Sumerowie', FALSE),</text:p>
      <text:p text:style-name="Normalny">(149, 38, 'A) Rzymskie', TRUE),</text:p>
      <text:p text:style-name="Normalny">(150, 38, 'B) Chińskie', FALSE),</text:p>
      <text:p text:style-name="Normalny">(151, 38, 'C) Perskie', FALSE),</text:p>
      <text:p text:style-name="Normalny">(152, 38, 'D) Mongolskie', FALSE),</text:p>
      <text:p text:style-name="Normalny">(153, 39, 'A) Chińska', FALSE),</text:p>
      <text:p text:style-name="Normalny">(154, 39, 'B) Egipska', FALSE),</text:p>
      <text:p text:style-name="Normalny">(155, 39, 'C) Sumerowie', TRUE),</text:p>
      <text:p text:style-name="Normalny">(156, 39, 'D) Indus', FALSE),</text:p>
      <text:soft-page-break/>
      <text:p text:style-name="Normalny">(157, 40, 'A) Rzymska', FALSE),</text:p>
      <text:p text:style-name="Normalny">(158, 40, 'B) Chińska', TRUE),</text:p>
      <text:p text:style-name="Normalny">(159, 40, 'C) Egipska', FALSE),</text:p>
      <text:p text:style-name="Normalny">(160, 40, 'D) Grecka', FALSE);</text:p>
      <text:p text:style-name="Normalny"/>
      <text:p text:style-name="Normalny">-- Dodaj odpowiedzi dla quizu 5</text:p>
      <text:p text:style-name="Normalny">INSERT INTO Answers (answer_id, question_id, answer_text, is_correct)</text:p>
      <text:p text:style-name="Normalny">VALUES</text:p>
      <text:p text:style-name="Normalny">(161, 41, 'A) Herodot', TRUE),</text:p>
      <text:p text:style-name="Normalny">(162, 41, 'B) Tukidydes', FALSE),</text:p>
      <text:p text:style-name="Normalny">(163, 41, 'C) Platon', FALSE),</text:p>
      <text:p text:style-name="Normalny">(164, 41, 'D) Sokrates', FALSE),</text:p>
      <text:p text:style-name="Normalny">(165, 42, 'A) Jan Hus', FALSE),</text:p>
      <text:p text:style-name="Normalny">(166, 42, 'B) Jan Kalwin', FALSE),</text:p>
      <text:p text:style-name="Normalny">(167, 42, 'C) Marcin Luter', TRUE),</text:p>
      <text:p text:style-name="Normalny">(168, 42, 'D) Tomasz Morus', FALSE),</text:p>
      <text:p text:style-name="Normalny">(169, 43, 'A) Qin Shi Huang', TRUE),</text:p>
      <text:p text:style-name="Normalny">(170, 43, 'B) Kubilaj Chan', FALSE),</text:p>
      <text:p text:style-name="Normalny">(171, 43, 'C) Cesarz Wu z dynastii Han', FALSE),</text:p>
      <text:p text:style-name="Normalny">(172, 43, 'D) Cesarz Taizong z dynastii Tang', FALSE),</text:p>
      <text:p text:style-name="Normalny">(173, 44, 'A) Elżbieta I', FALSE),</text:p>
      <text:p text:style-name="Normalny">(174, 44, 'B) Maria Tudor', FALSE),</text:p>
      <text:p text:style-name="Normalny">(175, 44, 'C) Anna Stuart', FALSE),</text:p>
      <text:p text:style-name="Normalny">(176, 44, 'D) Wiktoria', TRUE),</text:p>
      <text:p text:style-name="Normalny">(177, 45, 'A) Nikola Tesla', FALSE),</text:p>
      <text:p text:style-name="Normalny">(178, 45, 'B) Marie Curie', TRUE),</text:p>
      <text:p text:style-name="Normalny">(179, 45, 'C) Albert Einstein', FALSE),</text:p>
      <text:p text:style-name="Normalny">(180, 45, 'D) Enrico Fermi', FALSE),</text:p>
      <text:p text:style-name="Normalny">(181, 46, 'A) Adam Smith', TRUE),</text:p>
      <text:p text:style-name="Normalny">(182, 46, 'B) John Maynard Keynes', FALSE),</text:p>
      <text:p text:style-name="Normalny">(183, 46, 'C) David Ricardo', FALSE),</text:p>
      <text:soft-page-break/>
      <text:p text:style-name="Normalny">(184, 46, 'D) Karl Marx', FALSE),</text:p>
      <text:p text:style-name="Normalny">(185, 47, 'A) Nikołaj II', FALSE),</text:p>
      <text:p text:style-name="Normalny">(186, 47, 'B) Włodzimierz Lenin', TRUE),</text:p>
      <text:p text:style-name="Normalny">(187, 47, 'C) Józef Stalin', FALSE),</text:p>
      <text:p text:style-name="Normalny">(188, 47, 'D) Leon Trocki', FALSE),</text:p>
      <text:p text:style-name="Normalny">(189, 48, 'A) Woodrow Wilson', FALSE),</text:p>
      <text:p text:style-name="Normalny">(190, 48, 'B) Georges Clemenceau', FALSE),</text:p>
      <text:p text:style-name="Normalny">(191, 48, 'C) David Lloyd George', FALSE),</text:p>
      <text:p text:style-name="Normalny">(192, 48, 'D) Franklin D. Roosevelt', TRUE),</text:p>
      <text:p text:style-name="Normalny">(193, 49, 'A) Steve Jobs', FALSE),</text:p>
      <text:p text:style-name="Normalny">(194, 49, 'B) Bill Gates', FALSE),</text:p>
      <text:p text:style-name="Normalny">(195, 49, 'C) Chuck Hull', TRUE),</text:p>
      <text:p text:style-name="Normalny">(196, 49, 'D) Elon Musk', FALSE),</text:p>
      <text:p text:style-name="Normalny">(197, 50, 'A) Tim Berners-Lee', TRUE),</text:p>
      <text:p text:style-name="Normalny">(198, 50, 'B) Bill Gates', FALSE),</text:p>
      <text:p text:style-name="Normalny">(199, 50, 'C) Steve Jobs', FALSE),</text:p>
      <text:p text:style-name="Normalny">(200, 50, 'D) Vinton Cerf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6, 'Matematyka', 'Quiz z zakresu matematyk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51, 6, 'Jakie jest pole kwadratu o boku długości 5?'),</text:p>
      <text:p text:style-name="Normalny">(52, 6, 'Ile wynosi suma kątów wewnętrznych trójkąta?'),</text:p>
      <text:p text:style-name="Normalny">(53, 6, 'Jakie jest rozwiązanie równania 2x^2 + 3 = 72x + 3?'),</text:p>
      <text:p text:style-name="Normalny">(54, 6, 'Jaki jest wzór na obwód koła?'),</text:p>
      <text:p text:style-name="Normalny">(55, 6, 'Ile wynosi pierwiastek kwadratowy z 81?'),</text:p>
      <text:p text:style-name="Normalny">(56, 6, 'Jaka jest wartość wyrażenia 32+42?'),</text:p>
      <text:soft-page-break/>
      <text:p text:style-name="Normalny">(57, 6, 'Jakie jest pole powierzchni sześcianu o krawędzi długości 2?'),</text:p>
      <text:p text:style-name="Normalny">(58, 6, 'Ile wynosi 15% z 200?'),</text:p>
      <text:p text:style-name="Normalny">(59, 6, 'Jaki jest wzór na deltę w równaniu kwadratowym ax^2 + bx + c = 0?'),</text:p>
      <text:p text:style-name="Normalny">(60, 6, 'Jakie jest rozwinięcie dziesiętne liczby 1/3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201, 51, 'a) 10', FALSE),</text:p>
      <text:p text:style-name="Normalny">(202, 51, 'b) 15', FALSE),</text:p>
      <text:p text:style-name="Normalny">(203, 51, 'c) 20', FALSE),</text:p>
      <text:p text:style-name="Normalny">(204, 51, 'd) 25', TRUE),</text:p>
      <text:p text:style-name="Normalny">(205, 52, 'a) 90 stopni', FALSE),</text:p>
      <text:p text:style-name="Normalny">(206, 52, 'b) 180 stopni', TRUE),</text:p>
      <text:p text:style-name="Normalny">(207, 52, 'c) 270 stopni', FALSE),</text:p>
      <text:p text:style-name="Normalny">(208, 52, 'd) 360 stopni', FALSE),</text:p>
      <text:p text:style-name="Normalny">(209, 53, 'a) 1', FALSE),</text:p>
      <text:p text:style-name="Normalny">(210, 53, 'b) 2', TRUE),</text:p>
      <text:p text:style-name="Normalny">(211, 53, 'c) 3', FALSE),</text:p>
      <text:p text:style-name="Normalny">(212, 53, 'd) 4', FALSE),</text:p>
      <text:p text:style-name="Normalny">(213, 54, 'a) 2πr', TRUE),</text:p>
      <text:p text:style-name="Normalny">(214, 54, 'b) 2πr^2', FALSE),</text:p>
      <text:p text:style-name="Normalny">(215, 54, 'c) 4πr', FALSE),</text:p>
      <text:p text:style-name="Normalny">(216, 54, 'd) πr', FALSE),</text:p>
      <text:p text:style-name="Normalny">(217, 55, 'a) 7', FALSE),</text:p>
      <text:p text:style-name="Normalny">(218, 55, 'b) 8', FALSE),</text:p>
      <text:p text:style-name="Normalny">(219, 55, 'c) 9', TRUE),</text:p>
      <text:p text:style-name="Normalny">(220, 55, 'd) 10', FALSE),</text:p>
      <text:p text:style-name="Normalny">(221, 56, 'a) 9', FALSE),</text:p>
      <text:p text:style-name="Normalny">(222, 56, 'b) 16', FALSE),</text:p>
      <text:p text:style-name="Normalny">(223, 56, 'c) 25', TRUE),</text:p>
      <text:soft-page-break/>
      <text:p text:style-name="Normalny">(224, 56, 'd) 32', FALSE),</text:p>
      <text:p text:style-name="Normalny">(225, 57, 'a) 4', FALSE),</text:p>
      <text:p text:style-name="Normalny">(226, 57, 'b) 8', FALSE),</text:p>
      <text:p text:style-name="Normalny">(227, 57, 'c) 16', FALSE),</text:p>
      <text:p text:style-name="Normalny">(228, 57, 'd) 24', TRUE),</text:p>
      <text:p text:style-name="Normalny">(229, 58, 'a) 15', FALSE),</text:p>
      <text:p text:style-name="Normalny">(230, 58, 'b) 20', FALSE),</text:p>
      <text:p text:style-name="Normalny">(231, 58, 'c) 25', FALSE),</text:p>
      <text:p text:style-name="Normalny">(232, 58, 'd) 30', TRUE),</text:p>
      <text:p text:style-name="Normalny">(233, 59, 'a) B^2 – 4ac', TRUE),</text:p>
      <text:p text:style-name="Normalny">(234, 59, 'b) A^2 – 4bc', FALSE),</text:p>
      <text:p text:style-name="Normalny">(235, 59, 'c) B^2 + 4ac', FALSE),</text:p>
      <text:p text:style-name="Normalny">(236, 59, 'd) A^2 + 4bc', FALSE),</text:p>
      <text:p text:style-name="Normalny">(237, 60, 'a) 0.2', FALSE),</text:p>
      <text:p text:style-name="Normalny">(238, 60, 'b) 0.3', TRUE),</text:p>
      <text:p text:style-name="Normalny">(239, 60, 'c) 0.33', FALSE),</text:p>
      <text:p text:style-name="Normalny">(240, 60, 'd) 0.333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7, 'Fizyka', 'Quiz z zakresu fizyk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61, 7, 'Jakie jest przyspieszenie ziemskie?'),</text:p>
      <text:p text:style-name="Normalny">(62, 7, 'Jaka jest jednostka mocy?'),</text:p>
      <text:p text:style-name="Normalny">(63, 7, 'Jaka jest prędkość światła w próżni?'),</text:p>
      <text:p text:style-name="Normalny">(64, 7, 'Jakie jest równanie na energię kinetyczną?'),</text:p>
      <text:p text:style-name="Normalny">(65, 7, 'Jakie jest równanie stanu gazu doskonałego?'),</text:p>
      <text:p text:style-name="Normalny">(66, 7, 'Co to jest siła?'),</text:p>
      <text:soft-page-break/>
      <text:p text:style-name="Normalny">(67, 7, 'Jakie jest napięcie elektryczne?'),</text:p>
      <text:p text:style-name="Normalny">(68, 7, 'Jakie jest prawo Ohma?'),</text:p>
      <text:p text:style-name="Normalny">(69, 7, 'Jaka jest jednostka częstotliwości?'),</text:p>
      <text:p text:style-name="Normalny">(70, 7, 'Jakie jest prawo Archimedesa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241, 61, 'a) 7.8 m/s²', FALSE),</text:p>
      <text:p text:style-name="Normalny">(242, 61, 'b) 8.8 m/s²', FALSE),</text:p>
      <text:p text:style-name="Normalny">(243, 61, 'c) 9.8 m/s²', TRUE),</text:p>
      <text:p text:style-name="Normalny">(244, 61, 'd) 10.8 m/s²', FALSE),</text:p>
      <text:p text:style-name="Normalny">(245, 62, 'a) wat', TRUE),</text:p>
      <text:p text:style-name="Normalny">(246, 62, 'b) dżul', FALSE),</text:p>
      <text:p text:style-name="Normalny">(247, 62, 'c) niuton', FALSE),</text:p>
      <text:p text:style-name="Normalny">(248, 62, 'd) paskal', FALSE),</text:p>
      <text:p text:style-name="Normalny">(249, 63, 'a) 3×10^6 m/s', FALSE),</text:p>
      <text:p text:style-name="Normalny">(250, 63, 'b) 3×10^7 m/s', FALSE),</text:p>
      <text:p text:style-name="Normalny">(251, 63, 'c) 3×10^8 m/s', TRUE),</text:p>
      <text:p text:style-name="Normalny">(252, 63, 'd) 3×10^9 m/s', FALSE),</text:p>
      <text:p text:style-name="Normalny">(253, 64, 'a) PV = nRT', FALSE),</text:p>
      <text:p text:style-name="Normalny">(254, 64, 'b) P = VnRT', FALSE),</text:p>
      <text:p text:style-name="Normalny">(255, 64, 'c) P = nVRT', FALSE),</text:p>
      <text:p text:style-name="Normalny">(256, 64, 'd) PV = RTn', TRUE),</text:p>
      <text:p text:style-name="Normalny">(257, 65, 'a) U = IR', TRUE),</text:p>
      <text:p text:style-name="Normalny">(258, 65, 'b) U = I^2R', FALSE),</text:p>
      <text:p text:style-name="Normalny">(259, 65, 'c) U = IR^2', FALSE),</text:p>
      <text:p text:style-name="Normalny">(260, 65, 'd) U = I^3R', FALSE),</text:p>
      <text:p text:style-name="Normalny">(261, 66, 'a) masa razy przyspieszenie', TRUE),</text:p>
      <text:p text:style-name="Normalny">(262, 66, 'b) masa razy prędkość', FALSE),</text:p>
      <text:p text:style-name="Normalny">(263, 66, 'c) masa razy droga', FALSE),</text:p>
      <text:soft-page-break/>
      <text:p text:style-name="Normalny">(264, 66, 'd) masa razy czas', FALSE),</text:p>
      <text:p text:style-name="Normalny">(265, 67, 'a) różnica potencjałów', TRUE),</text:p>
      <text:p text:style-name="Normalny">(266, 67, 'b) natężenie prądu', FALSE),</text:p>
      <text:p text:style-name="Normalny">(267, 67, 'c) opór elektryczny', FALSE),</text:p>
      <text:p text:style-name="Normalny">(268, 67, 'd) moc elektryczna', FALSE),</text:p>
      <text:p text:style-name="Normalny">(269, 68, 'a) V = IR', TRUE),</text:p>
      <text:p text:style-name="Normalny">(270, 68, 'b) V = I^2R', FALSE),</text:p>
      <text:p text:style-name="Normalny">(271, 68, 'c) V = IR^2', FALSE),</text:p>
      <text:p text:style-name="Normalny">(272, 68, 'd) V = I^3R', FALSE),</text:p>
      <text:p text:style-name="Normalny">(273, 69, 'a) herc', TRUE),</text:p>
      <text:p text:style-name="Normalny">(274, 69, 'b) wat', FALSE),</text:p>
      <text:p text:style-name="Normalny">(275, 69, 'c) dżul', FALSE),</text:p>
      <text:p text:style-name="Normalny">(276, 69, 'd) niuton', FALSE),</text:p>
      <text:p text:style-name="Normalny">(277, 70, 'a) Ciało zanurzone w cieczy traci na wadze tyle, ile waży wyparte przez nie powietrze', FALSE),</text:p>
      <text:p text:style-name="Normalny">(278, 70, 'b) Ciało zanurzone w cieczy traci na wadze tyle, ile waży wyparte przez nie powietrze i ciecz', FALSE),</text:p>
      <text:p text:style-name="Normalny">(279, 70, 'c) Ciało zanurzone w cieczy traci na wadze tyle, ile waży wyparte przez nie ciało', FALSE),</text:p>
      <text:p text:style-name="Normalny">(280, 70, 'd) Ciało zanurzone w cieczy traci na wadze tyle, ile waży wyparta przez nie ciecz', TRU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8, 'Chemia', 'Quiz z zakresu chemi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71, 8, 'Jaki jest symbol chemiczny złota?'),</text:p>
      <text:p text:style-name="Normalny">(72, 8, 'Ile protonów ma atom węgla?'),</text:p>
      <text:p text:style-name="Normalny">(73, 8, 'Jakie jest pH roztworu obojętnego?'),</text:p>
      <text:soft-page-break/>
      <text:p text:style-name="Normalny">(74, 8, 'Jaki jest wzór chemiczny wody?'),</text:p>
      <text:p text:style-name="Normalny">(75, 8, 'Jaka jest liczba masowa atomu, który ma 6 protonów i 6 neutronów?'),</text:p>
      <text:p text:style-name="Normalny">(76, 8, 'Co to jest mol?'),</text:p>
      <text:p text:style-name="Normalny">(77, 8, 'Jakie jest równanie reakcji fotosyntezy?'),</text:p>
      <text:p text:style-name="Normalny">(78, 8, 'Jaki jest symbol chemiczny sodu?'),</text:p>
      <text:p text:style-name="Normalny">(79, 8, 'Jaki jest stan skupienia chloru w temperaturze pokojowej?'),</text:p>
      <text:p text:style-name="Normalny">(80, 8, 'Jakie jest prawo zachowania masy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281, 71, 'a) Au', TRUE),</text:p>
      <text:p text:style-name="Normalny">(282, 71, 'b) Ag', FALSE),</text:p>
      <text:p text:style-name="Normalny">(283, 71, 'c) Hg', FALSE),</text:p>
      <text:p text:style-name="Normalny">(284, 71, 'd) Pb', FALSE),</text:p>
      <text:p text:style-name="Normalny">(285, 72, 'a) 4', FALSE),</text:p>
      <text:p text:style-name="Normalny">(286, 72, 'b) 6', TRUE),</text:p>
      <text:p text:style-name="Normalny">(287, 72, 'c) 8', FALSE),</text:p>
      <text:p text:style-name="Normalny">(288, 72, 'd) 10', FALSE),</text:p>
      <text:p text:style-name="Normalny">(289, 73, 'a) 5', FALSE),</text:p>
      <text:p text:style-name="Normalny">(290, 73, 'b) 6', FALSE),</text:p>
      <text:p text:style-name="Normalny">(291, 73, 'c) 7', TRUE),</text:p>
      <text:p text:style-name="Normalny">(292, 73, 'd) 8', FALSE),</text:p>
      <text:p text:style-name="Normalny">(293, 74, 'a) H2O', TRUE),</text:p>
      <text:p text:style-name="Normalny">(294, 74, 'b) HO2', FALSE),</text:p>
      <text:p text:style-name="Normalny">(295, 74, 'c) O2H', FALSE),</text:p>
      <text:p text:style-name="Normalny">(296, 74, 'd) H2O2', FALSE),</text:p>
      <text:p text:style-name="Normalny">(297, 75, 'a) 6', FALSE),</text:p>
      <text:p text:style-name="Normalny">(298, 75, 'b) 12', TRUE),</text:p>
      <text:p text:style-name="Normalny">(299, 75, 'c) 18', FALSE),</text:p>
      <text:p text:style-name="Normalny">(300, 75, 'd) 24', FALSE),</text:p>
      <text:soft-page-break/>
      <text:p text:style-name="Normalny">(301, 76, 'a) jednostka masy', FALSE),</text:p>
      <text:p text:style-name="Normalny">(302, 76, 'b) jednostka ilości substancji', TRUE),</text:p>
      <text:p text:style-name="Normalny">(303, 76, 'c) jednostka objętości', FALSE),</text:p>
      <text:p text:style-name="Normalny">(304, 76, 'd) jednostka długości', FALSE),</text:p>
      <text:p text:style-name="Normalny">(305, 77, 'a) 6CO2 + 6H2O + światło → C6H12O6 + 6O2', TRUE),</text:p>
      <text:p text:style-name="Normalny">(306, 77, 'b) 6CO + 6H2O + światło → C6H12O6 + 6O2', FALSE),</text:p>
      <text:p text:style-name="Normalny">(307, 77, 'c) 6CO2 + H2O + światło → C6H12O6 + 6O2', FALSE),</text:p>
      <text:p text:style-name="Normalny">(308, 77, 'd) CO2 + 6H2O + światło → C6H12O6 + 6O2', FALSE),</text:p>
      <text:p text:style-name="Normalny">(309, 78, 'a) So', FALSE),</text:p>
      <text:p text:style-name="Normalny">(310, 78, 'b) Na', TRUE),</text:p>
      <text:p text:style-name="Normalny">(311, 78, 'c) S', FALSE),</text:p>
      <text:p text:style-name="Normalny">(312, 78, 'd) Sn', FALSE),</text:p>
      <text:p text:style-name="Normalny">(313, 79, 'a) ciało stałe', FALSE),</text:p>
      <text:p text:style-name="Normalny">(314, 79, 'b) ciecz', FALSE),</text:p>
      <text:p text:style-name="Normalny">(315, 79, 'c) gaz', TRUE),</text:p>
      <text:p text:style-name="Normalny">(316, 79, 'd) plazma', FALSE),</text:p>
      <text:p text:style-name="Normalny">(317, 80, 'a) Masa produktów reakcji chemicznej jest mniejsza od masy substratów', FALSE),</text:p>
      <text:p text:style-name="Normalny">(318, 80, 'b) Masa produktów reakcji chemicznej jest większa od masy substratów', FALSE),</text:p>
      <text:p text:style-name="Normalny">(319, 80, 'c) Masa produktów reakcji chemicznej jest równa masie substratów', TRUE),</text:p>
      <text:p text:style-name="Normalny">(320, 80, 'd) Masa produktów reakcji chemicznej jest losow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9, 'Biologia', 'Quiz z zakresu biologi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81, 9, 'Co to jest fotosynteza?'),</text:p>
      <text:p text:style-name="Normalny">(82, 9, 'Jak nazywa się cząsteczka przenosząca energię w komórkach?'),</text:p>
      <text:p text:style-name="Normalny">(83, 9, 'Co to jest mitochondrium?'),</text:p>
      <text:soft-page-break/>
      <text:p text:style-name="Normalny">(84, 9, 'Jakie jest podstawowe prawo dziedziczenia Mendla?'),</text:p>
      <text:p text:style-name="Normalny">(85, 9, 'Co to jest ekosystem?'),</text:p>
      <text:p text:style-name="Normalny">(86, 9, 'Jakie jest podstawowe źródło energii dla ekosystemu?'),</text:p>
      <text:p text:style-name="Normalny">(87, 9, 'Co to jest genotyp?'),</text:p>
      <text:p text:style-name="Normalny">(88, 9, 'Jaka jest funkcja chloroplastów?'),</text:p>
      <text:p text:style-name="Normalny">(89, 9, 'Co to jest DNA?'),</text:p>
      <text:p text:style-name="Normalny">(90, 9, 'Jak nazywa się proces podziału komórki prowadzący do powstania dwóch identycznych komórek potomnych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321, 81, 'a) proces oddychania komórkowego', FALSE),</text:p>
      <text:p text:style-name="Normalny">(322, 81, 'b) proces wytwarzania energii w komórkach zwierzęcych', FALSE),</text:p>
      <text:p text:style-name="Normalny">(323, 81, 'c) proces przekształcania energii świetlnej w chemiczną w roślinach', TRUE),</text:p>
      <text:p text:style-name="Normalny">(324, 81, 'd) proces rozkładu substancji organicznych', FALSE),</text:p>
      <text:p text:style-name="Normalny">(325, 82, 'a) DNA', FALSE),</text:p>
      <text:p text:style-name="Normalny">(326, 82, 'b) RNA', FALSE),</text:p>
      <text:p text:style-name="Normalny">(327, 82, 'c) ATP', TRUE),</text:p>
      <text:p text:style-name="Normalny">(328, 82, 'd) ADP', FALSE),</text:p>
      <text:p text:style-name="Normalny">(329, 83, 'a) organellum odpowiedzialne za fotosyntezę', FALSE),</text:p>
      <text:p text:style-name="Normalny">(330, 83, 'b) organellum odpowiedzialne za produkcję białek', FALSE),</text:p>
      <text:p text:style-name="Normalny">(331, 83, 'c) organellum odpowiedzialne za produkcję energii', TRUE),</text:p>
      <text:p text:style-name="Normalny">(332, 83, 'd) organellum odpowiedzialne za podział komórkowy', FALSE),</text:p>
      <text:p text:style-name="Normalny">(333, 84, 'a) prawo segregacji', TRUE),</text:p>
      <text:p text:style-name="Normalny">(334, 84, 'b) prawo niezależnej segregacji', FALSE),</text:p>
      <text:p text:style-name="Normalny">(335, 84, 'c) prawo dominacji', FALSE),</text:p>
      <text:p text:style-name="Normalny">(336, 84, 'd) prawo niezależnego dziedziczenia', FALSE),</text:p>
      <text:p text:style-name="Normalny">(337, 85, 'a) grupa organizmów jednego gatunku', FALSE),</text:p>
      <text:p text:style-name="Normalny">(338, 85, 'b) grupa organizmów różnych gatunków', FALSE),</text:p>
      <text:p text:style-name="Normalny">(339, 85, 'c) środowisko i żyjące w nim organizmy oraz ich wzajemne oddziaływania', TRUE),</text:p>
      <text:soft-page-break/>
      <text:p text:style-name="Normalny">(340, 85, 'd) środowisko bez organizmów żywych', FALSE),</text:p>
      <text:p text:style-name="Normalny">(341, 86, 'a) woda', FALSE),</text:p>
      <text:p text:style-name="Normalny">(342, 86, 'b) tlen', FALSE),</text:p>
      <text:p text:style-name="Normalny">(343, 86, 'c) światło słoneczne', TRUE),</text:p>
      <text:p text:style-name="Normalny">(344, 86, 'd) dwutlenek węgla', FALSE),</text:p>
      <text:p text:style-name="Normalny">(345, 87, 'a) zewnętrzny wygląd organizmu', FALSE),</text:p>
      <text:p text:style-name="Normalny">(346, 87, 'b) zestaw wszystkich genów organizmu', TRUE),</text:p>
      <text:p text:style-name="Normalny">(347, 87, 'c) zestaw wszystkich białek organizmu', FALSE),</text:p>
      <text:p text:style-name="Normalny">(348, 87, 'd) zestaw wszystkich RNA organizmu', FALSE),</text:p>
      <text:p text:style-name="Normalny">(349, 88, 'a) oddychanie komórkowe', FALSE),</text:p>
      <text:p text:style-name="Normalny">(350, 88, 'b) produkcja białek', FALSE),</text:p>
      <text:p text:style-name="Normalny">(351, 88, 'c) fotosynteza', TRUE),</text:p>
      <text:p text:style-name="Normalny">(352, 88, 'd) podział komórkowy', FALSE),</text:p>
      <text:p text:style-name="Normalny">(353, 89, 'a) kwas rybonukleinowy', FALSE),</text:p>
      <text:p text:style-name="Normalny">(354, 89, 'b) kwas deoksyrybonukleinowy', TRUE),</text:p>
      <text:p text:style-name="Normalny">(355, 89, 'c) kwas siarkowy', FALSE),</text:p>
      <text:p text:style-name="Normalny">(356, 89, 'd) kwas solny', FALSE),</text:p>
      <text:p text:style-name="Normalny">(357, 90, 'a) mejoza', FALSE),</text:p>
      <text:p text:style-name="Normalny">(358, 90, 'b) mitoza', TRUE),</text:p>
      <text:p text:style-name="Normalny">(359, 90, 'c) translacja', FALSE),</text:p>
      <text:p text:style-name="Normalny">(360, 90, 'd) transkrypcj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0, 'Informatyka', 'Quiz z zakresu informatyk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91, 10, 'Co to jest algorytm?'),</text:p>
      <text:p text:style-name="Normalny">(92, 10, 'Co oznacza skrót HTML?'),</text:p>
      <text:soft-page-break/>
      <text:p text:style-name="Normalny">(93, 10, 'Co to jest pętla w programowaniu?'),</text:p>
      <text:p text:style-name="Normalny">(94, 10, 'Jakie jest podstawowe działanie systemu operacyjnego?'),</text:p>
      <text:p text:style-name="Normalny">(95, 10, 'Co to jest zmienna w programowaniu?'),</text:p>
      <text:p text:style-name="Normalny">(96, 10, 'Co oznacza skrót CPU?'),</text:p>
      <text:p text:style-name="Normalny">(97, 10, 'Jaki jest wynik działania 5 + 3 * 2 w języku programowania C?'),</text:p>
      <text:p text:style-name="Normalny">(98, 10, 'Co to jest baza danych?'),</text:p>
      <text:p text:style-name="Normalny">(99, 10, 'Co oznacza skrót SQL?'),</text:p>
      <text:p text:style-name="Normalny">(100, 10, 'Co to jest Git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361, 91, 'a) język programowania', FALSE),</text:p>
      <text:p text:style-name="Normalny">(362, 91, 'b) zestaw instrukcji do rozwiązania problemu', TRUE),</text:p>
      <text:p text:style-name="Normalny">(363, 91, 'c) rodzaj komputera', FALSE),</text:p>
      <text:p text:style-name="Normalny">(364, 91, 'd) rodzaj bazy danych', FALSE),</text:p>
      <text:p text:style-name="Normalny">(365, 92, 'a) HyperText Markup Language', TRUE),</text:p>
      <text:p text:style-name="Normalny">(366, 92, 'b) HyperText Makeup Language', FALSE),</text:p>
      <text:p text:style-name="Normalny">(367, 92, 'c) HyperText Markup Layout', FALSE),</text:p>
      <text:p text:style-name="Normalny">(368, 92, 'd) HyperText Makeup Layout', FALSE),</text:p>
      <text:p text:style-name="Normalny">(369, 93, 'a) funkcja, która zwraca wartość', FALSE),</text:p>
      <text:p text:style-name="Normalny">(370, 93, 'b) struktura pozwalająca na wielokrotne wykonanie fragmentu kodu', TRUE),</text:p>
      <text:p text:style-name="Normalny">(371, 93, 'c) zmienna przechowująca dane', FALSE),</text:p>
      <text:p text:style-name="Normalny">(372, 93, 'd) klasa obiektowa', FALSE),</text:p>
      <text:p text:style-name="Normalny">(373, 94, 'a) zarządzanie sprzętem komputerowym i oprogramowaniem', TRUE),</text:p>
      <text:p text:style-name="Normalny">(374, 94, 'b) edytowanie tekstów', FALSE),</text:p>
      <text:p text:style-name="Normalny">(375, 94, 'c) przeglądanie internetu', FALSE),</text:p>
      <text:p text:style-name="Normalny">(376, 94, 'd) tworzenie grafik', FALSE),</text:p>
      <text:p text:style-name="Normalny">(377, 95, 'a) stała wartość w kodzie', FALSE),</text:p>
      <text:p text:style-name="Normalny">(378, 95, 'b) miejsce w pamięci komputera przechowujące dane', TRUE),</text:p>
      <text:p text:style-name="Normalny">(379, 95, 'c) funkcja wykonująca operację', FALSE),</text:p>
      <text:soft-page-break/>
      <text:p text:style-name="Normalny">(380, 95, 'd) instrukcja warunkowa', FALSE),</text:p>
      <text:p text:style-name="Normalny">(381, 96, 'a) Central Processing Unit', TRUE),</text:p>
      <text:p text:style-name="Normalny">(382, 96, 'b) Central Programming Unit', FALSE),</text:p>
      <text:p text:style-name="Normalny">(383, 96, 'c) Central Performance Unit', FALSE),</text:p>
      <text:p text:style-name="Normalny">(384, 96, 'd) Central Peripheral Unit', FALSE),</text:p>
      <text:p text:style-name="Normalny">(385, 97, 'a) 10', FALSE),</text:p>
      <text:p text:style-name="Normalny">(386, 97, 'b) 11', TRUE),</text:p>
      <text:p text:style-name="Normalny">(387, 97, 'c) 13', FALSE),</text:p>
      <text:p text:style-name="Normalny">(388, 97, 'd) 16', FALSE),</text:p>
      <text:p text:style-name="Normalny">(389, 98, 'a) program do tworzenia grafiki', FALSE),</text:p>
      <text:p text:style-name="Normalny">(390, 98, 'b) struktura do przechowywania i zarządzania danymi', TRUE),</text:p>
      <text:p text:style-name="Normalny">(391, 98, 'c) język programowania', FALSE),</text:p>
      <text:p text:style-name="Normalny">(392, 98, 'd) system operacyjny', FALSE),</text:p>
      <text:p text:style-name="Normalny">(393, 99, 'a) Standard Query Language', FALSE),</text:p>
      <text:p text:style-name="Normalny">(394, 99, 'b) Structured Question Language', FALSE),</text:p>
      <text:p text:style-name="Normalny">(395, 99, 'c) Structured Query Language', TRUE),</text:p>
      <text:p text:style-name="Normalny">(396, 99, 'd) Simple Query Language', FALSE),</text:p>
      <text:p text:style-name="Normalny">(397, 100, 'a) język programowania', FALSE),</text:p>
      <text:p text:style-name="Normalny">(398, 100, 'b) system kontroli wersji', TRUE),</text:p>
      <text:p text:style-name="Normalny">(399, 100, 'c) rodzaj bazy danych', FALSE),</text:p>
      <text:p text:style-name="Normalny">(400, 100, 'd) narzędzie do testowania oprogramowani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1, 'Angielski - Gramatyka', 'Quiz z gramatyki angielskiej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01, 11, 'Which tense is used to describe actions that happened at an unspecified time in the past?'),</text:p>
      <text:soft-page-break/>
      <text:p text:style-name="Normalny">(102, 11, 'What do you use to talk about a hypothetical situation in the present?'),</text:p>
      <text:p text:style-name="Normalny">(103, 11, 'Choose the correct form to complete the sentence: "If I ___ you, I wouldn''t do this."'),</text:p>
      <text:p text:style-name="Normalny">(104, 11, 'What is the plural form of ''mouse''?'),</text:p>
      <text:p text:style-name="Normalny">(105, 11, 'Which word correctly fills the gap: "She''s interested ___ learning Spanish."'),</text:p>
      <text:p text:style-name="Normalny">(106, 11, 'Choose the correct past participle form of ''write''.'),</text:p>
      <text:p text:style-name="Normalny">(107, 11, 'Which word is an adverb in the sentence: "He quickly finished his homework."'),</text:p>
      <text:p text:style-name="Normalny">(108, 11, 'What kind of pronoun is ''ourselves''?'),</text:p>
      <text:p text:style-name="Normalny">(109, 11, 'Which auxiliary verb do you use with ''I'' in present perfect tense?'),</text:p>
      <text:p text:style-name="Normalny">(110, 11, 'Choose the correct question tag: "She can play the guitar, ___?"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401, 101, 'A) Present Perfect', TRUE),</text:p>
      <text:p text:style-name="Normalny">(402, 101, 'B) Past Simple', FALSE),</text:p>
      <text:p text:style-name="Normalny">(403, 101, 'C) Future Perfect', FALSE),</text:p>
      <text:p text:style-name="Normalny">(404, 101, 'D) Present Continuous', FALSE),</text:p>
      <text:p text:style-name="Normalny">(405, 102, 'A) First conditional', FALSE),</text:p>
      <text:p text:style-name="Normalny">(406, 102, 'B) Second conditional', TRUE),</text:p>
      <text:p text:style-name="Normalny">(407, 102, 'C) Third conditional', FALSE),</text:p>
      <text:p text:style-name="Normalny">(408, 102, 'D) Zero conditional', FALSE),</text:p>
      <text:p text:style-name="Normalny">(409, 103, 'A) am', FALSE),</text:p>
      <text:p text:style-name="Normalny">(410, 103, 'B) was', FALSE),</text:p>
      <text:p text:style-name="Normalny">(411, 103, 'C) were', TRUE),</text:p>
      <text:p text:style-name="Normalny">(412, 103, 'D) be', FALSE),</text:p>
      <text:p text:style-name="Normalny">(413, 104, 'A) Mouses', FALSE),</text:p>
      <text:p text:style-name="Normalny">(414, 104, 'B) Mice', TRUE),</text:p>
      <text:p text:style-name="Normalny">(415, 104, 'C) Mousees', FALSE),</text:p>
      <text:p text:style-name="Normalny">(416, 104, 'D) Mouseses', FALSE),</text:p>
      <text:p text:style-name="Normalny">(417, 105, 'A) to', FALSE),</text:p>
      <text:p text:style-name="Normalny">(418, 105, 'B) for', FALSE),</text:p>
      <text:soft-page-break/>
      <text:p text:style-name="Normalny">(419, 105, 'C) in', TRUE),</text:p>
      <text:p text:style-name="Normalny">(420, 105, 'D) at', FALSE),</text:p>
      <text:p text:style-name="Normalny">(421, 106, 'A) Writed', FALSE),</text:p>
      <text:p text:style-name="Normalny">(422, 106, 'B) Written', TRUE),</text:p>
      <text:p text:style-name="Normalny">(423, 106, 'C) Wrote', FALSE),</text:p>
      <text:p text:style-name="Normalny">(424, 106, 'D) Write', FALSE),</text:p>
      <text:p text:style-name="Normalny">(425, 107, 'A) He', FALSE),</text:p>
      <text:p text:style-name="Normalny">(426, 107, 'B) quickly', TRUE),</text:p>
      <text:p text:style-name="Normalny">(427, 107, 'C) finished', FALSE),</text:p>
      <text:p text:style-name="Normalny">(428, 107, 'D) his', FALSE),</text:p>
      <text:p text:style-name="Normalny">(429, 108, 'A) Reflexive', TRUE),</text:p>
      <text:p text:style-name="Normalny">(430, 108, 'B) Indefinite', FALSE),</text:p>
      <text:p text:style-name="Normalny">(431, 108, 'C) Demonstrative', FALSE),</text:p>
      <text:p text:style-name="Normalny">(432, 108, 'D) Interrogative', FALSE),</text:p>
      <text:p text:style-name="Normalny">(433, 109, 'A) Has', FALSE),</text:p>
      <text:p text:style-name="Normalny">(434, 109, 'B) Have', TRUE),</text:p>
      <text:p text:style-name="Normalny">(435, 109, 'C) Do', FALSE),</text:p>
      <text:p text:style-name="Normalny">(436, 109, 'D) Are', FALSE),</text:p>
      <text:p text:style-name="Normalny">(437, 110, 'A) can she', FALSE),</text:p>
      <text:p text:style-name="Normalny">(438, 110, 'B) can''t she', TRUE),</text:p>
      <text:p text:style-name="Normalny">(439, 110, 'C) isn''t she', FALSE),</text:p>
      <text:p text:style-name="Normalny">(440, 110, 'D) does she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2, 'Niemiecki - Podstawy i Gramatyka', 'Quiz z podstawowych zasad gramatyki i słownictwa niemieckiego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soft-page-break/>
      <text:p text:style-name="Normalny">(111, 12, 'Jak powiedzieć po niemiecku "Mam dwa psy"?'),</text:p>
      <text:p text:style-name="Normalny">(112, 12, 'Co oznacza niemieckie słowo ''schön''?'),</text:p>
      <text:p text:style-name="Normalny">(113, 12, 'Wybierz poprawną formę czasownika: "Wir ___ gestern ins Kino gegangen."'),</text:p>
      <text:p text:style-name="Normalny">(114, 12, 'Który zaimka odzwierciedla rodzaj żeński w liczbie pojedynczej?'),</text:p>
      <text:p text:style-name="Normalny">(115, 12, 'Jak powiesz po niemiecku "Jestem zmęczony"?'),</text:p>
      <text:p text:style-name="Normalny">(116, 12, 'Wybierz odpowiedni rodzajnik dla słowa ''Mädchen'' (dziewczyna).'),</text:p>
      <text:p text:style-name="Normalny">(117, 12, 'Jaka jest forma czasu przyszłego prostego dla ''ich gehe'' (ja idę)?'),</text:p>
      <text:p text:style-name="Normalny">(118, 12, 'Jakiego przyimka użyjesz w zdaniu "Ich arbeite ___ Montag bis Freitag"?'),</text:p>
      <text:p text:style-name="Normalny">(119, 12, 'Jak przetłumaczysz "błękitny" na niemiecki?'),</text:p>
      <text:p text:style-name="Normalny">(120, 12, 'Co oznacza fraza ''Guten Morgen''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441, 111, 'A) Ich habe zwei Hunde', TRUE),</text:p>
      <text:p text:style-name="Normalny">(442, 111, 'B) Ich habe zwei Hund', FALSE),</text:p>
      <text:p text:style-name="Normalny">(443, 111, 'C) Ich hat zwei Hunde', FALSE),</text:p>
      <text:p text:style-name="Normalny">(444, 111, 'D) Ich haben zwei Hunde', FALSE),</text:p>
      <text:p text:style-name="Normalny">(445, 112, 'A) Szybki', FALSE),</text:p>
      <text:p text:style-name="Normalny">(446, 112, 'B) Brzydki', FALSE),</text:p>
      <text:p text:style-name="Normalny">(447, 112, 'C) Piękny', TRUE),</text:p>
      <text:p text:style-name="Normalny">(448, 112, 'D) Smutny', FALSE),</text:p>
      <text:p text:style-name="Normalny">(449, 113, 'A) ist', FALSE),</text:p>
      <text:p text:style-name="Normalny">(450, 113, 'B) sind', TRUE),</text:p>
      <text:p text:style-name="Normalny">(451, 113, 'C) seid', FALSE),</text:p>
      <text:p text:style-name="Normalny">(452, 113, 'D) haben', FALSE),</text:p>
      <text:p text:style-name="Normalny">(453, 114, 'A) der', FALSE),</text:p>
      <text:p text:style-name="Normalny">(454, 114, 'B) die', TRUE),</text:p>
      <text:p text:style-name="Normalny">(455, 114, 'C) das', FALSE),</text:p>
      <text:p text:style-name="Normalny">(456, 114, 'D) den', FALSE),</text:p>
      <text:p text:style-name="Normalny">(457, 115, 'A) Ich bin müde', TRUE),</text:p>
      <text:soft-page-break/>
      <text:p text:style-name="Normalny">(458, 115, 'B) Ich bin müder', FALSE),</text:p>
      <text:p text:style-name="Normalny">(459, 115, 'C) Ich ist müde', FALSE),</text:p>
      <text:p text:style-name="Normalny">(460, 115, 'D) Ich bin mude', FALSE),</text:p>
      <text:p text:style-name="Normalny">(461, 116, 'A) Der', FALSE),</text:p>
      <text:p text:style-name="Normalny">(462, 116, 'B) Die', FALSE),</text:p>
      <text:p text:style-name="Normalny">(463, 116, 'C) Das', TRUE),</text:p>
      <text:p text:style-name="Normalny">(464, 116, 'D) Den', FALSE),</text:p>
      <text:p text:style-name="Normalny">(465, 117, 'A) Ich werde gehen', TRUE),</text:p>
      <text:p text:style-name="Normalny">(466, 117, 'B) Ich gehe', FALSE),</text:p>
      <text:p text:style-name="Normalny">(467, 117, 'C) Ich ging', FALSE),</text:p>
      <text:p text:style-name="Normalny">(468, 117, 'D) Ich würde gehen', FALSE),</text:p>
      <text:p text:style-name="Normalny">(469, 118, 'A) von', TRUE),</text:p>
      <text:p text:style-name="Normalny">(470, 118, 'B) zum', FALSE),</text:p>
      <text:p text:style-name="Normalny">(471, 118, 'C) aus', FALSE),</text:p>
      <text:p text:style-name="Normalny">(472, 118, 'D) bei', FALSE),</text:p>
      <text:p text:style-name="Normalny">(473, 119, 'A) Blau', TRUE),</text:p>
      <text:p text:style-name="Normalny">(474, 119, 'B) Grün', FALSE),</text:p>
      <text:p text:style-name="Normalny">(475, 119, 'C) Rot', FALSE),</text:p>
      <text:p text:style-name="Normalny">(476, 119, 'D) Schwarz', FALSE),</text:p>
      <text:p text:style-name="Normalny">(477, 120, 'A) Dobry wieczór', FALSE),</text:p>
      <text:p text:style-name="Normalny">(478, 120, 'B) Dobranoc', FALSE),</text:p>
      <text:p text:style-name="Normalny">(479, 120, 'C) Dzień dobry (rano)', TRUE),</text:p>
      <text:p text:style-name="Normalny">(480, 120, 'D) Do widzeni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3, 'Angielski - Słownictwo', 'Quiz z angielskiego słownictwa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soft-page-break/>
      <text:p text:style-name="Normalny">(121, 13, 'What is the synonym of ''begin''?'),</text:p>
      <text:p text:style-name="Normalny">(122, 13, 'What does ''elated'' mean?'),</text:p>
      <text:p text:style-name="Normalny">(123, 13, 'Which word refers to a severe lack of food?'),</text:p>
      <text:p text:style-name="Normalny">(124, 13, 'Choose the antonym of ''ancient''.'),</text:p>
      <text:p text:style-name="Normalny">(125, 13, 'What does ''meticulous'' mean?'),</text:p>
      <text:p text:style-name="Normalny">(126, 13, ''Inundate'' most nearly means:'),</text:p>
      <text:p text:style-name="Normalny">(127, 13, 'Which word describes something easy to see or understand?'),</text:p>
      <text:p text:style-name="Normalny">(128, 13, 'What is a ''façade''?'),</text:p>
      <text:p text:style-name="Normalny">(129, 13, 'Choose the correct spelling.'),</text:p>
      <text:p text:style-name="Normalny">(130, 13, 'What does ''quintessential'' mean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481, 121, 'A) Start', TRUE),</text:p>
      <text:p text:style-name="Normalny">(482, 121, 'B) Finish', FALSE),</text:p>
      <text:p text:style-name="Normalny">(483, 121, 'C) Continue', FALSE),</text:p>
      <text:p text:style-name="Normalny">(484, 121, 'D) Stop', FALSE),</text:p>
      <text:p text:style-name="Normalny">(485, 122, 'A) Sad', FALSE),</text:p>
      <text:p text:style-name="Normalny">(486, 122, 'B) Bored', FALSE),</text:p>
      <text:p text:style-name="Normalny">(487, 122, 'C) Ecstatic', TRUE),</text:p>
      <text:p text:style-name="Normalny">(488, 122, 'D) Calm', FALSE),</text:p>
      <text:p text:style-name="Normalny">(489, 123, 'A) Drought', FALSE),</text:p>
      <text:p text:style-name="Normalny">(490, 123, 'B) Famine', TRUE),</text:p>
      <text:p text:style-name="Normalny">(491, 123, 'C) Feast', FALSE),</text:p>
      <text:p text:style-name="Normalny">(492, 123, 'D) Flood', FALSE),</text:p>
      <text:p text:style-name="Normalny">(493, 124, 'A) Old', FALSE),</text:p>
      <text:p text:style-name="Normalny">(494, 124, 'B) Modern', TRUE),</text:p>
      <text:p text:style-name="Normalny">(495, 124, 'C) Traditional', FALSE),</text:p>
      <text:p text:style-name="Normalny">(496, 124, 'D) Antique', FALSE),</text:p>
      <text:p text:style-name="Normalny">(497, 125, 'A) Careless', FALSE),</text:p>
      <text:soft-page-break/>
      <text:p text:style-name="Normalny">(498, 125, 'B) Detailed', TRUE),</text:p>
      <text:p text:style-name="Normalny">(499, 125, 'C) Quick', FALSE),</text:p>
      <text:p text:style-name="Normalny">(500, 125, 'D) Vague', FALSE),</text:p>
      <text:p text:style-name="Normalny">(501, 126, 'A) To dry', FALSE),</text:p>
      <text:p text:style-name="Normalny">(502, 126, 'B) To fill', FALSE),</text:p>
      <text:p text:style-name="Normalny">(503, 126, 'C) To flood', TRUE),</text:p>
      <text:p text:style-name="Normalny">(504, 126, 'D) To evaporate', FALSE),</text:p>
      <text:p text:style-name="Normalny">(505, 127, 'A) Obscure', FALSE),</text:p>
      <text:p text:style-name="Normalny">(506, 127, 'B) Ambiguous', FALSE),</text:p>
      <text:p text:style-name="Normalny">(507, 127, 'C) Evident', TRUE),</text:p>
      <text:p text:style-name="Normalny">(508, 127, 'D) Complex', FALSE),</text:p>
      <text:p text:style-name="Normalny">(509, 128, 'A) A type of dance', FALSE),</text:p>
      <text:p text:style-name="Normalny">(510, 128, 'B) A deceptive appearance', FALSE),</text:p>
      <text:p text:style-name="Normalny">(511, 128, 'C) A part of a building', FALSE),</text:p>
      <text:p text:style-name="Normalny">(512, 128, 'D) Both B and C', TRUE),</text:p>
      <text:p text:style-name="Normalny">(513, 129, 'A) Accomodate', FALSE),</text:p>
      <text:p text:style-name="Normalny">(514, 129, 'B) Accommodate', TRUE),</text:p>
      <text:p text:style-name="Normalny">(515, 129, 'C) Acommodate', FALSE),</text:p>
      <text:p text:style-name="Normalny">(516, 129, 'D) Acomodate', FALSE),</text:p>
      <text:p text:style-name="Normalny">(517, 130, 'A) Ordinary', FALSE),</text:p>
      <text:p text:style-name="Normalny">(518, 130, 'B) Unusual', FALSE),</text:p>
      <text:p text:style-name="Normalny">(519, 130, 'C) Perfect example', TRUE),</text:p>
      <text:p text:style-name="Normalny">(520, 130, 'D) Incomplete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4, 'Niemiecki - Kultura i Zwroty', 'Quiz z niemieckiej kultury i popularnych zwrotów.', 'admin', CURRENT_DATE);</text:p>
      <text:p text:style-name="Normalny"/>
      <text:p text:style-name="Normalny">-- Dodaj pytania</text:p>
      <text:p text:style-name="Normalny">INSERT INTO Questions (question_id, quiz_id, question_text)</text:p>
      <text:soft-page-break/>
      <text:p text:style-name="Normalny">VALUES</text:p>
      <text:p text:style-name="Normalny">(131, 14, 'Co oznacza "Prost!" po niemiecku?'),</text:p>
      <text:p text:style-name="Normalny">(132, 14, 'Który festiwal odbywa się w Monachium i jest znany na całym świecie?'),</text:p>
      <text:p text:style-name="Normalny">(133, 14, 'Jakiego zwrotu użyjesz żegnając się wieczorem po niemiecku?'),</text:p>
      <text:p text:style-name="Normalny">(134, 14, 'Kto napisał "Fausta"?'),</text:p>
      <text:p text:style-name="Normalny">(135, 14, 'Jak powiesz "Mam 30 lat" po niemiecku?'),</text:p>
      <text:p text:style-name="Normalny">(136, 14, 'Który zamek w Niemczech zainspirował Walt Disneya do stworzenia Zamku Śpiącej Królewny?'),</text:p>
      <text:p text:style-name="Normalny">(137, 14, 'Jakie tradycyjne danie niemieckie składa się z kiszonej kapusty?'),</text:p>
      <text:p text:style-name="Normalny">(138, 14, 'Który niemiecki kompozytor jest znany z "Dziewiątej Symfonii"?'),</text:p>
      <text:p text:style-name="Normalny">(139, 14, 'Co oznacza niemieckie słowo "Bahn"?'),</text:p>
      <text:p text:style-name="Normalny">(140, 14, 'Jakiego wyrażenia użyjesz, gdy chcesz powiedzieć po niemiecku "Nie rozumiem"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521, 131, 'A) Proszę', FALSE),</text:p>
      <text:p text:style-name="Normalny">(522, 131, 'B) Na zdrowie (toast)', TRUE),</text:p>
      <text:p text:style-name="Normalny">(523, 131, 'C) Dziękuję', FALSE),</text:p>
      <text:p text:style-name="Normalny">(524, 131, 'D) Powodzenia', FALSE),</text:p>
      <text:p text:style-name="Normalny">(525, 132, 'A) Karneval', FALSE),</text:p>
      <text:p text:style-name="Normalny">(526, 132, 'B) Oktoberfest', TRUE),</text:p>
      <text:p text:style-name="Normalny">(527, 132, 'C) Weinachtsmarkt', FALSE),</text:p>
      <text:p text:style-name="Normalny">(528, 132, 'D) Love Parade', FALSE),</text:p>
      <text:p text:style-name="Normalny">(529, 133, 'A) Guten Morgen', FALSE),</text:p>
      <text:p text:style-name="Normalny">(530, 133, 'B) Guten Tag', FALSE),</text:p>
      <text:p text:style-name="Normalny">(531, 133, 'C) Gute Nacht', TRUE),</text:p>
      <text:p text:style-name="Normalny">(532, 133, 'D) Auf Wiedersehen', FALSE),</text:p>
      <text:p text:style-name="Normalny">(533, 134, 'A) Friedrich Schiller', FALSE),</text:p>
      <text:p text:style-name="Normalny">(534, 134, 'B) Wolfgang Amadeus Mozart', FALSE),</text:p>
      <text:p text:style-name="Normalny">(535, 134, 'C) Johann Wolfgang von Goethe', TRUE),</text:p>
      <text:soft-page-break/>
      <text:p text:style-name="Normalny">(536, 134, 'D) Bertolt Brecht', FALSE),</text:p>
      <text:p text:style-name="Normalny">(537, 135, 'A) Ich bin dreißig Jahre alt', TRUE),</text:p>
      <text:p text:style-name="Normalny">(538, 135, 'B) Ich habe dreißig Jahre', FALSE),</text:p>
      <text:p text:style-name="Normalny">(539, 135, 'C) Ich bin dreißig Jahre', FALSE),</text:p>
      <text:p text:style-name="Normalny">(540, 135, 'D) Ich habe dreißig', FALSE),</text:p>
      <text:p text:style-name="Normalny">(541, 136, 'A) Schloss Neuschwanstein', TRUE),</text:p>
      <text:p text:style-name="Normalny">(542, 136, 'B) Burg Hohenzollern', FALSE),</text:p>
      <text:p text:style-name="Normalny">(543, 136, 'C) Schloss Heidelberg', FALSE),</text:p>
      <text:p text:style-name="Normalny">(544, 136, 'D) Burg Eltz', FALSE),</text:p>
      <text:p text:style-name="Normalny">(545, 137, 'A) Bratwurst', FALSE),</text:p>
      <text:p text:style-name="Normalny">(546, 137, 'B) Sauerkraut', TRUE),</text:p>
      <text:p text:style-name="Normalny">(547, 137, 'C) Schnitzel', FALSE),</text:p>
      <text:p text:style-name="Normalny">(548, 137, 'D) Spätzle', FALSE),</text:p>
      <text:p text:style-name="Normalny">(549, 138, 'A) Johann Sebastian Bach', FALSE),</text:p>
      <text:p text:style-name="Normalny">(550, 138, 'B) Ludwig van Beethoven', TRUE),</text:p>
      <text:p text:style-name="Normalny">(551, 138, 'C) Richard Wagner', FALSE),</text:p>
      <text:p text:style-name="Normalny">(552, 138, 'D) Johannes Brahms', FALSE),</text:p>
      <text:p text:style-name="Normalny">(553, 139, 'A) Samochód', FALSE),</text:p>
      <text:p text:style-name="Normalny">(554, 139, 'B) Droga', FALSE),</text:p>
      <text:p text:style-name="Normalny">(555, 139, 'C) Rower', FALSE),</text:p>
      <text:p text:style-name="Normalny">(556, 139, 'D) Pociąg', TRUE),</text:p>
      <text:p text:style-name="Normalny">(557, 140, 'A) Ich verstehe nicht', TRUE),</text:p>
      <text:p text:style-name="Normalny">(558, 140, 'B) Ich weiß nicht', FALSE),</text:p>
      <text:p text:style-name="Normalny">(559, 140, 'C) Ich kann nicht', FALSE),</text:p>
      <text:p text:style-name="Normalny">(560, 140, 'D) Ich höre nicht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5, 'Angielski i Niemiecki - Idiomy i Wyrażenia', 'Quiz testujący znajomość idiomów i wyrażeń w językach angielskim i niemieckim.', 'admin', CURRENT_DATE);</text:p>
      <text:p text:style-name="Normalny"/>
      <text:soft-page-break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41, 15, 'Co oznacza angielski idiom ''It''s raining cats and dogs''?'),</text:p>
      <text:p text:style-name="Normalny">(142, 15, 'Co oznacza niemieckie wyrażenie ''Da steppt der Bär''?'),</text:p>
      <text:p text:style-name="Normalny">(143, 15, 'Jaki angielski idiom opisuje sytuację, w której wszystko idzie źle?'),</text:p>
      <text:p text:style-name="Normalny">(144, 15, 'Jakie niemieckie wyrażenie użyjesz, mówiąc o czymś bardzo łatwym?'),</text:p>
      <text:p text:style-name="Normalny">(145, 15, 'Co oznacza angielski idiom ''Break the ice''?'),</text:p>
      <text:p text:style-name="Normalny">(146, 15, 'Co oznacza niemieckie wyrażenie ''Nicht alle Tassen im Schrank haben''?'),</text:p>
      <text:p text:style-name="Normalny">(147, 15, 'Jaki angielski idiom można użyć, mówiąc o rzadkiej okazji?'),</text:p>
      <text:p text:style-name="Normalny">(148, 15, 'Jak przetłumaczyć niemieckie wyrażenie ''Ich verstehe nur Bahnhof''?'),</text:p>
      <text:p text:style-name="Normalny">(149, 15, 'Co oznacza angielski idiom ''To hit the nail on the head''?'),</text:p>
      <text:p text:style-name="Normalny">(150, 15, 'Co oznacza niemieckie wyrażenie ''Es ist nicht mein Bier''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561, 141, 'A) It''s literally raining animals', FALSE),</text:p>
      <text:p text:style-name="Normalny">(562, 141, 'B) It''s raining very hard', TRUE),</text:p>
      <text:p text:style-name="Normalny">(563, 141, 'C) It''s a confusing situation', FALSE),</text:p>
      <text:p text:style-name="Normalny">(564, 141, 'D) It''s going to be a lucky day', FALSE),</text:p>
      <text:p text:style-name="Normalny">(565, 142, 'A) It''s very boring', FALSE),</text:p>
      <text:p text:style-name="Normalny">(566, 142, 'B) It''s extremely lively', TRUE),</text:p>
      <text:p text:style-name="Normalny">(567, 142, 'C) There is a danger', FALSE),</text:p>
      <text:p text:style-name="Normalny">(568, 142, 'D) It''s very cold', FALSE),</text:p>
      <text:p text:style-name="Normalny">(569, 143, 'A) Hit the nail on the head', FALSE),</text:p>
      <text:p text:style-name="Normalny">(570, 143, 'B) When it rains, it pours', TRUE),</text:p>
      <text:p text:style-name="Normalny">(571, 143, 'C) Cutting corners', FALSE),</text:p>
      <text:p text:style-name="Normalny">(572, 143, 'D) Break a leg', FALSE),</text:p>
      <text:p text:style-name="Normalny">(573, 144, 'A) Das ist kein Zuckerschlecken', FALSE),</text:p>
      <text:p text:style-name="Normalny">(574, 144, 'B) Das ist ein Kinderspiel', TRUE),</text:p>
      <text:soft-page-break/>
      <text:p text:style-name="Normalny">(575, 144, 'C) Ich verstehe nur Bahnhof', FALSE),</text:p>
      <text:p text:style-name="Normalny">(576, 144, 'D) Das ist mir Wurst', FALSE),</text:p>
      <text:p text:style-name="Normalny">(577, 145, 'A) To start a conflict', FALSE),</text:p>
      <text:p text:style-name="Normalny">(578, 145, 'B) To cool down a situation', FALSE),</text:p>
      <text:p text:style-name="Normalny">(579, 145, 'C) To initiate a conversation in a socially awkward situation', TRUE),</text:p>
      <text:p text:style-name="Normalny">(580, 145, 'D) To literally break ice', FALSE),</text:p>
      <text:p text:style-name="Normalny">(581, 146, 'A) To be very intelligent', FALSE),</text:p>
      <text:p text:style-name="Normalny">(582, 146, 'B) To be crazy or silly', TRUE),</text:p>
      <text:p text:style-name="Normalny">(583, 146, 'C) To be very organized', FALSE),</text:p>
      <text:p text:style-name="Normalny">(584, 146, 'D) To be lucky', FALSE),</text:p>
      <text:p text:style-name="Normalny">(585, 147, 'A) Once in a blue moon', TRUE),</text:p>
      <text:p text:style-name="Normalny">(586, 147, 'B) Spill the beans', FALSE),</text:p>
      <text:p text:style-name="Normalny">(587, 147, 'C) Beat around the bush', FALSE),</text:p>
      <text:p text:style-name="Normalny">(588, 147, 'D) Hit the sack', FALSE),</text:p>
      <text:p text:style-name="Normalny">(589, 148, 'A) I only understand the basics', FALSE),</text:p>
      <text:p text:style-name="Normalny">(590, 148, 'B) I don't understand anything', TRUE),</text:p>
      <text:p text:style-name="Normalny">(591, 148, 'C) I understand everything', FALSE),</text:p>
      <text:p text:style-name="Normalny">(592, 148, 'D) I understand only when I'm at the train station', FALSE),</text:p>
      <text:p text:style-name="Normalny">(593, 149, 'A) To do something perfectly', TRUE),</text:p>
      <text:p text:style-name="Normalny">(594, 149, 'B) To make a mistake', FALSE),</text:p>
      <text:p text:style-name="Normalny">(595, 149, 'C) To start building something', FALSE),</text:p>
      <text:p text:style-name="Normalny">(596, 149, 'D) To hurt oneself accidentally', FALSE),</text:p>
      <text:p text:style-name="Normalny">(597, 150, 'A) It''s not my problem', TRUE),</text:p>
      <text:p text:style-name="Normalny">(598, 150, 'B) It''s not my favorite drink', FALSE),</text:p>
      <text:p text:style-name="Normalny">(599, 150, 'C) I don't like beer', FALSE),</text:p>
      <text:p text:style-name="Normalny">(600, 150, 'D) I don't drink alcohol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6, 'Matematyka', 'Quiz z podstaw matematyki.', 'admin', CURRENT_DATE);</text:p>
      <text:p text:style-name="Normalny"/>
      <text:soft-page-break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51, 16, 'Ile to jest 7 + 5?'),</text:p>
      <text:p text:style-name="Normalny">(152, 16, 'Co to jest kąt prosty?'),</text:p>
      <text:p text:style-name="Normalny">(153, 16, 'Która liczba jest większa, 50 czy -50?'),</text:p>
      <text:p text:style-name="Normalny">(154, 16, 'Jak nazywa się wynik dodawania?'),</text:p>
      <text:p text:style-name="Normalny">(155, 16, 'Ile to jest 10% z 200?'),</text:p>
      <text:p text:style-name="Normalny">(156, 16, 'Jakie są trzy podstawowe jednostki długości w systemie metrycznym?'),</text:p>
      <text:p text:style-name="Normalny">(157, 16, 'Ile to jest 8 x 9?'),</text:p>
      <text:p text:style-name="Normalny">(158, 16, 'Co to jest połowa z połowy?'),</text:p>
      <text:p text:style-name="Normalny">(159, 16, 'Ile to jest 50 - 25?'),</text:p>
      <text:p text:style-name="Normalny">(160, 16, 'Ile to jest 3^2 (trzy do kwadratu)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601, 151, 'A) 11', FALSE),</text:p>
      <text:p text:style-name="Normalny">(602, 151, 'B) 12', TRUE),</text:p>
      <text:p text:style-name="Normalny">(603, 151, 'C) 13', FALSE),</text:p>
      <text:p text:style-name="Normalny">(604, 151, 'D) 14', FALSE),</text:p>
      <text:p text:style-name="Normalny">(605, 152, 'A) Kąt o mierze 30 stopni', FALSE),</text:p>
      <text:p text:style-name="Normalny">(606, 152, 'B) Kąt o mierze 90 stopni', TRUE),</text:p>
      <text:p text:style-name="Normalny">(607, 152, 'C) Kąt o mierze 180 stopni', FALSE),</text:p>
      <text:p text:style-name="Normalny">(608, 152, 'D) Kąt o mierze 360 stopni', FALSE),</text:p>
      <text:p text:style-name="Normalny">(609, 153, 'A) 50', TRUE),</text:p>
      <text:p text:style-name="Normalny">(610, 153, 'B) -50', FALSE),</text:p>
      <text:p text:style-name="Normalny">(611, 153, 'C) Są równe', FALSE),</text:p>
      <text:p text:style-name="Normalny">(612, 153, 'D) To zależy od sytuacji', FALSE),</text:p>
      <text:p text:style-name="Normalny">(613, 154, 'A) Suma', TRUE),</text:p>
      <text:p text:style-name="Normalny">(614, 154, 'B) Różnica', FALSE),</text:p>
      <text:soft-page-break/>
      <text:p text:style-name="Normalny">(615, 154, 'C) Iloczyn', FALSE),</text:p>
      <text:p text:style-name="Normalny">(616, 154, 'D) Iloraz', FALSE),</text:p>
      <text:p text:style-name="Normalny">(617, 155, 'A) 2', FALSE),</text:p>
      <text:p text:style-name="Normalny">(618, 155, 'B) 10', FALSE),</text:p>
      <text:p text:style-name="Normalny">(619, 155, 'C) 20', TRUE),</text:p>
      <text:p text:style-name="Normalny">(620, 155, 'D) 200', FALSE),</text:p>
      <text:p text:style-name="Normalny">(621, 156, 'A) Gram, litr, metr', FALSE),</text:p>
      <text:p text:style-name="Normalny">(622, 156, 'B) Kilogram, mililitr, centymetr', FALSE),</text:p>
      <text:p text:style-name="Normalny">(623, 156, 'C) Metr, centymetr, milimetr', TRUE),</text:p>
      <text:p text:style-name="Normalny">(624, 156, 'D) Kilometr, metr, gram', FALSE),</text:p>
      <text:p text:style-name="Normalny">(625, 157, 'A) 72', TRUE),</text:p>
      <text:p text:style-name="Normalny">(626, 157, 'B) 81', FALSE),</text:p>
      <text:p text:style-name="Normalny">(627, 157, 'C) 64', FALSE),</text:p>
      <text:p text:style-name="Normalny">(628, 157, 'D) 89', FALSE),</text:p>
      <text:p text:style-name="Normalny">(629, 158, 'A) Ćwierć', TRUE),</text:p>
      <text:p text:style-name="Normalny">(630, 158, 'B) Jedna trzecia', FALSE),</text:p>
      <text:p text:style-name="Normalny">(631, 158, 'C) Dwie trzecie', FALSE),</text:p>
      <text:p text:style-name="Normalny">(632, 158, 'D) Połowa', FALSE),</text:p>
      <text:p text:style-name="Normalny">(633, 159, 'A) 25', TRUE),</text:p>
      <text:p text:style-name="Normalny">(634, 159, 'B) 20', FALSE),</text:p>
      <text:p text:style-name="Normalny">(635, 159, 'C) 30', FALSE),</text:p>
      <text:p text:style-name="Normalny">(636, 159, 'D) 35', FALSE),</text:p>
      <text:p text:style-name="Normalny">(637, 160, 'A) 6', FALSE),</text:p>
      <text:p text:style-name="Normalny">(638, 160, 'B) 9', TRUE),</text:p>
      <text:p text:style-name="Normalny">(639, 160, 'C) 12', FALSE),</text:p>
      <text:p text:style-name="Normalny">(640, 160, 'D) 15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7, 'Język Polski', 'Quiz z języka polskiego.', 'admin', CURRENT_DATE);</text:p>
      <text:p text:style-name="Normalny"/>
      <text:soft-page-break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61, 17, 'Jaki znak stawiamy na końcu zdania rozkazującego?'),</text:p>
      <text:p text:style-name="Normalny">(162, 17, 'Co to jest rym?'),</text:p>
      <text:p text:style-name="Normalny">(163, 17, 'Jak nazywa się tekst pisany wierszem?'),</text:p>
      <text:p text:style-name="Normalny">(164, 17, 'Co oznacza słowo "bajka"?'),</text:p>
      <text:p text:style-name="Normalny">(165, 17, 'Co to jest antonim?'),</text:p>
      <text:p text:style-name="Normalny">(166, 17, 'Co to jest synonim?'),</text:p>
      <text:p text:style-name="Normalny">(167, 17, 'Jak nazywamy tekst, który opisuje wydarzenia z życia autora?'),</text:p>
      <text:p text:style-name="Normalny">(168, 17, 'Co to jest fabuła?'),</text:p>
      <text:p text:style-name="Normalny">(169, 17, 'Jakiego znaku używamy do oddzielenia części zdania?'),</text:p>
      <text:p text:style-name="Normalny">(170, 17, 'Co to jest metafora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641, 161, 'A) Kropka', FALSE),</text:p>
      <text:p text:style-name="Normalny">(642, 161, 'B) Przecinek', FALSE),</text:p>
      <text:p text:style-name="Normalny">(643, 161, 'C) Wykrzyknik', TRUE),</text:p>
      <text:p text:style-name="Normalny">(644, 161, 'D) Pytajnik', FALSE),</text:p>
      <text:p text:style-name="Normalny">(645, 162, 'A) Powtórzenie tych samych liter na początku wersów', FALSE),</text:p>
      <text:p text:style-name="Normalny">(646, 162, 'B) Powtórzenie tych samych dźwięków na końcu wersów', TRUE),</text:p>
      <text:p text:style-name="Normalny">(647, 162, 'C) Użycie podobnego słownictwa w tekście', FALSE),</text:p>
      <text:p text:style-name="Normalny">(648, 162, 'D) Stosowanie powtórzeń słów', FALSE),</text:p>
      <text:p text:style-name="Normalny">(649, 163, 'A) Proza', FALSE),</text:p>
      <text:p text:style-name="Normalny">(650, 163, 'B) Poezja', TRUE),</text:p>
      <text:p text:style-name="Normalny">(651, 163, 'C) List', FALSE),</text:p>
      <text:p text:style-name="Normalny">(652, 163, 'D) Reportaż', FALSE),</text:p>
      <text:p text:style-name="Normalny">(653, 164, 'A) Krótka opowieść dla dzieci z morałem', TRUE),</text:p>
      <text:p text:style-name="Normalny">(654, 164, 'B) Opowieść o duchach', FALSE),</text:p>
      <text:soft-page-break/>
      <text:p text:style-name="Normalny">(655, 164, 'C) Staropolska pieśń', FALSE),</text:p>
      <text:p text:style-name="Normalny">(656, 164, 'D) Rodzaj ciasta', FALSE),</text:p>
      <text:p text:style-name="Normalny">(657, 165, 'A) Słowo o przeciwnym znaczeniu', TRUE),</text:p>
      <text:p text:style-name="Normalny">(658, 165, 'B) Słowo o takim samym znaczeniu', FALSE),</text:p>
      <text:p text:style-name="Normalny">(659, 165, 'C) Słowo o podobnym brzmieniu', FALSE),</text:p>
      <text:p text:style-name="Normalny">(660, 165, 'D) Słowo o skomplikowanym znaczeniu', FALSE),</text:p>
      <text:p text:style-name="Normalny">(661, 166, 'A) Słowo o podobnym znaczeniu', TRUE),</text:p>
      <text:p text:style-name="Normalny">(662, 166, 'B) Słowo o przeciwnym znaczeniu', FALSE),</text:p>
      <text:p text:style-name="Normalny">(663, 166, 'C) Słowo o złożonym znaczeniu', FALSE),</text:p>
      <text:p text:style-name="Normalny">(664, 166, 'D) Słowo o zróżnicowanym zastosowaniu', FALSE),</text:p>
      <text:p text:style-name="Normalny">(665, 167, 'A) Powieść', FALSE),</text:p>
      <text:p text:style-name="Normalny">(666, 167, 'B) Autobiografia', TRUE),</text:p>
      <text:p text:style-name="Normalny">(667, 167, 'C) Bajka', FALSE),</text:p>
      <text:p text:style-name="Normalny">(668, 167, 'D) Esej', FALSE),</text:p>
      <text:p text:style-name="Normalny">(669, 168, 'A) Lista postaci w utworze literackim', FALSE),</text:p>
      <text:p text:style-name="Normalny">(670, 168, 'B) Część książki', FALSE),</text:p>
      <text:p text:style-name="Normalny">(671, 168, 'C) Zbiór wierszy', FALSE),</text:p>
      <text:p text:style-name="Normalny">(672, 168, 'D) Szereg zdarzeń tworzących historię w utworze literackim', TRUE),</text:p>
      <text:p text:style-name="Normalny">(673, 169, 'A) Kropki', FALSE),</text:p>
      <text:p text:style-name="Normalny">(674, 169, 'B) Przecinka', TRUE),</text:p>
      <text:p text:style-name="Normalny">(675, 169, 'C) Średnika', FALSE),</text:p>
      <text:p text:style-name="Normalny">(676, 169, 'D) Dwukropka', FALSE),</text:p>
      <text:p text:style-name="Normalny">(677, 170, 'A) Bezpośrednie porównanie', FALSE),</text:p>
      <text:p text:style-name="Normalny">(678, 170, 'B) Przenośnia, w której mówimy o czymś jak o czymś innym', TRUE),</text:p>
      <text:p text:style-name="Normalny">(679, 170, 'C) Wyolbrzymienie', FALSE),</text:p>
      <text:p text:style-name="Normalny">(680, 170, 'D) Powtórzenie tego samego słow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8, 'Przyroda', 'Quiz z przyrody.', 'admin', CURRENT_DATE);</text:p>
      <text:p text:style-name="Normalny"/>
      <text:soft-page-break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71, 18, 'Co to jest fotosynteza?'),</text:p>
      <text:p text:style-name="Normalny">(172, 18, 'Które zwierzę jest ssakiem?'),</text:p>
      <text:p text:style-name="Normalny">(173, 18, 'Co to jest ekosystem?'),</text:p>
      <text:p text:style-name="Normalny">(174, 18, 'Jak nazywa się największa planeta w naszym Układzie Słonecznym?'),</text:p>
      <text:p text:style-name="Normalny">(175, 18, 'Co to jest wulkan?'),</text:p>
      <text:p text:style-name="Normalny">(176, 18, 'Które z poniższych jest źródłem odnawialnym?'),</text:p>
      <text:p text:style-name="Normalny">(177, 18, 'Co jest główną przyczyną pór roku na Ziemi?'),</text:p>
      <text:p text:style-name="Normalny">(178, 18, 'Jak nazywa się nauka o skałach?'),</text:p>
      <text:p text:style-name="Normalny">(179, 18, 'Jakie są trzy stany skupienia wody?'),</text:p>
      <text:p text:style-name="Normalny">(180, 18, 'Co to jest fotosfera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681, 171, 'A) Proces oddychania u roślin', FALSE),</text:p>
      <text:p text:style-name="Normalny">(682, 171, 'B) Proces, w którym rośliny wytwarzają pożywienie przy użyciu światła słonecznego', TRUE),</text:p>
      <text:p text:style-name="Normalny">(683, 171, 'C) Proces rozkładu materii organicznej', FALSE),</text:p>
      <text:p text:style-name="Normalny">(684, 171, 'D) Proces wchłaniania wody przez rośliny', FALSE),</text:p>
      <text:p text:style-name="Normalny">(685, 172, 'A) Rekin', FALSE),</text:p>
      <text:p text:style-name="Normalny">(686, 172, 'B) Delfin', TRUE),</text:p>
      <text:p text:style-name="Normalny">(687, 172, 'C) Karp', FALSE),</text:p>
      <text:p text:style-name="Normalny">(688, 172, 'D) Żaba', FALSE),</text:p>
      <text:p text:style-name="Normalny">(689, 173, 'A) Grupa organizmów żyjących w jednym środowisku', FALSE),</text:p>
      <text:p text:style-name="Normalny">(690, 173, 'B) Wszystkie rośliny w lesie', FALSE),</text:p>
      <text:p text:style-name="Normalny">(691, 173, 'C) Wszystko, co żyje w wodzie', FALSE),</text:p>
      <text:p text:style-name="Normalny">(692, 173, 'D) Współzależność między organizmami żywymi a ich środowiskiem', TRUE),</text:p>
      <text:p text:style-name="Normalny">(693, 174, 'A) Ziemia', FALSE),</text:p>
      <text:soft-page-break/>
      <text:p text:style-name="Normalny">(694, 174, 'B) Mars', FALSE),</text:p>
      <text:p text:style-name="Normalny">(695, 174, 'C) Jowisz', TRUE),</text:p>
      <text:p text:style-name="Normalny">(696, 174, 'D) Saturn', FALSE),</text:p>
      <text:p text:style-name="Normalny">(697, 175, 'A) Góra, z której wypływa woda', FALSE),</text:p>
      <text:p text:style-name="Normalny">(698, 175, 'B) Góra, z której wydobywa się lawa, popiół i gazy', TRUE),</text:p>
      <text:p text:style-name="Normalny">(699, 175, 'C) Duża dziura w ziemi', FALSE),</text:p>
      <text:p text:style-name="Normalny">(700, 175, 'D) Rodzaj skały', FALSE),</text:p>
      <text:p text:style-name="Normalny">(701, 176, 'A) Węgiel', FALSE),</text:p>
      <text:p text:style-name="Normalny">(702, 176, 'B) Ropa naftowa', FALSE),</text:p>
      <text:p text:style-name="Normalny">(703, 176, 'C) Wiatr', TRUE),</text:p>
      <text:p text:style-name="Normalny">(704, 176, 'D) Gaz ziemny', FALSE),</text:p>
      <text:p text:style-name="Normalny">(705, 177, 'A) Odległość Ziemi od Słońca', FALSE),</text:p>
      <text:p text:style-name="Normalny">(706, 177, 'B) Kąt padania promieni słonecznych', TRUE),</text:p>
      <text:p text:style-name="Normalny">(707, 177, 'C) Fazy księżyca', FALSE),</text:p>
      <text:p text:style-name="Normalny">(708, 177, 'D) Obecność atmosfery', FALSE),</text:p>
      <text:p text:style-name="Normalny">(709, 178, 'A) Ekologia', FALSE),</text:p>
      <text:p text:style-name="Normalny">(710, 178, 'B) Geologia', TRUE),</text:p>
      <text:p text:style-name="Normalny">(711, 178, 'C) Biologia', FALSE),</text:p>
      <text:p text:style-name="Normalny">(712, 178, 'D) Astronomia', FALSE),</text:p>
      <text:p text:style-name="Normalny">(713, 179, 'A) Ciecz, gaz, metal', FALSE),</text:p>
      <text:p text:style-name="Normalny">(714, 179, 'B) Ciecz, para, lod', TRUE),</text:p>
      <text:p text:style-name="Normalny">(715, 179, 'C) Ciecz, gaz, skała', FALSE),</text:p>
      <text:p text:style-name="Normalny">(716, 179, 'D) Metal, gaz, ciecz', FALSE),</text:p>
      <text:p text:style-name="Normalny">(717, 180, 'A) Zewnętrzna warstwa atmosfery Ziemi', FALSE),</text:p>
      <text:p text:style-name="Normalny">(718, 180, 'B) Zewnętrzna warstwa Słońca, którą widzimy jako jego powierzchnię', TRUE),</text:p>
      <text:p text:style-name="Normalny">(719, 180, 'C) Typ rośliny', FALSE),</text:p>
      <text:p text:style-name="Normalny">(720, 180, 'D) Powierzchnia księżyca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19, 'Geografia', 'Quiz z geografii świata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81, 19, 'Który kontynent jest największy pod względem powierzchni?'),</text:p>
      <text:p text:style-name="Normalny">(182, 19, 'Co to jest równik?'),</text:p>
      <text:p text:style-name="Normalny">(183, 19, 'Które miasto jest stolicą Francji?'),</text:p>
      <text:p text:style-name="Normalny">(184, 19, 'Co to jest delta rzeki?'),</text:p>
      <text:p text:style-name="Normalny">(185, 19, 'Jaki jest oficjalny język w Brazylii?'),</text:p>
      <text:p text:style-name="Normalny">(186, 19, 'Które z poniższych państw leży w Ameryce Południowej?'),</text:p>
      <text:p text:style-name="Normalny">(187, 19, 'Co to jest pustynia?'),</text:p>
      <text:p text:style-name="Normalny">(188, 19, 'Która rzeka przepływa przez Londyn?'),</text:p>
      <text:p text:style-name="Normalny">(189, 19, 'Jak nazywa się linia, która oddziela Europę od Azji?'),</text:p>
      <text:p text:style-name="Normalny">(190, 19, 'Który zbiornik wodny jest największy na świecie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721, 181, 'A) Afryka', FALSE),</text:p>
      <text:p text:style-name="Normalny">(722, 181, 'B) Azja', TRUE),</text:p>
      <text:p text:style-name="Normalny">(723, 181, 'C) Ameryka Północna', FALSE),</text:p>
      <text:p text:style-name="Normalny">(724, 181, 'D) Europa', FALSE),</text:p>
      <text:p text:style-name="Normalny">(725, 182, 'A) Najdłuższa rzeka na świecie', FALSE),</text:p>
      <text:p text:style-name="Normalny">(726, 182, 'B) Linia dzieląca Ziemię na półkulę północną i południową', TRUE),</text:p>
      <text:p text:style-name="Normalny">(727, 182, 'C) Najwyższy szczyt górski', FALSE),</text:p>
      <text:p text:style-name="Normalny">(728, 182, 'D) Typ klimatu', FALSE),</text:p>
      <text:p text:style-name="Normalny">(729, 183, 'A) Londyn', FALSE),</text:p>
      <text:p text:style-name="Normalny">(730, 183, 'B) Berlin', FALSE),</text:p>
      <text:p text:style-name="Normalny">(731, 183, 'C) Madryt', FALSE),</text:p>
      <text:p text:style-name="Normalny">(732, 183, 'D) Paryż', TRUE),</text:p>
      <text:p text:style-name="Normalny">(733, 184, 'A) Miejsce, gdzie rzeka zaczyna swój bieg', FALSE),</text:p>
      <text:soft-page-break/>
      <text:p text:style-name="Normalny">(734, 184, 'B) Najgłębszy punkt rzeki', FALSE),</text:p>
      <text:p text:style-name="Normalny">(735, 184, 'C) Miejsce, gdzie rzeka wpada do morza lub jeziora, tworząc rozgałęzione ujście', TRUE),</text:p>
      <text:p text:style-name="Normalny">(736, 184, 'D) Szerokość rzeki', FALSE),</text:p>
      <text:p text:style-name="Normalny">(737, 185, 'A) Hiszpański', FALSE),</text:p>
      <text:p text:style-name="Normalny">(738, 185, 'B) Portugalski', TRUE),</text:p>
      <text:p text:style-name="Normalny">(739, 185, 'C) Angielski', FALSE),</text:p>
      <text:p text:style-name="Normalny">(740, 185, 'D) Francuski', FALSE),</text:p>
      <text:p text:style-name="Normalny">(741, 186, 'A) Meksyk', FALSE),</text:p>
      <text:p text:style-name="Normalny">(742, 186, 'B) Hiszpania', FALSE),</text:p>
      <text:p text:style-name="Normalny">(743, 186, 'C) Brazylia', TRUE),</text:p>
      <text:p text:style-name="Normalny">(744, 186, 'D) Portugalia', FALSE),</text:p>
      <text:p text:style-name="Normalny">(745, 187, 'A) Obszar z dużą ilością opadów', FALSE),</text:p>
      <text:p text:style-name="Normalny">(746, 187, 'B) Obszar o bardzo niskich temperaturach', FALSE),</text:p>
      <text:p text:style-name="Normalny">(747, 187, 'C) Obszar o niskiej wilgotności i rzadkich opadach', TRUE),</text:p>
      <text:p text:style-name="Normalny">(748, 187, 'D) Obszar gęsto zalesiony', FALSE),</text:p>
      <text:p text:style-name="Normalny">(749, 188, 'A) Tamiza', TRUE),</text:p>
      <text:p text:style-name="Normalny">(750, 188, 'B) Sekwana', FALSE),</text:p>
      <text:p text:style-name="Normalny">(751, 188, 'C) Dunaj', FALSE),</text:p>
      <text:p text:style-name="Normalny">(752, 188, 'D) Ren', FALSE),</text:p>
      <text:p text:style-name="Normalny">(753, 189, 'A) Linia ekwatora', FALSE),</text:p>
      <text:p text:style-name="Normalny">(754, 189, 'B) Linia zmiany dat', FALSE),</text:p>
      <text:p text:style-name="Normalny">(755, 189, 'C) Ural', TRUE),</text:p>
      <text:p text:style-name="Normalny">(756, 189, 'D) Granica Schengen', FALSE),</text:p>
      <text:p text:style-name="Normalny">(757, 190, 'A) Morze Śródziemne', FALSE),</text:p>
      <text:p text:style-name="Normalny">(758, 190, 'B) Ocean Atlantycki', TRUE),</text:p>
      <text:p text:style-name="Normalny">(759, 190, 'C) Morze Czarne', FALSE),</text:p>
      <text:p text:style-name="Normalny">(760, 190, 'D) Jezioro Bajkał', FALSE);</text:p>
      <text:p text:style-name="Normalny"/>
      <text:p text:style-name="Normalny">-- Dodaj quiz do tabeli</text:p>
      <text:p text:style-name="Normalny">INSERT INTO Quizzes (quiz_id, title, description, created_by, created_at)</text:p>
      <text:soft-page-break/>
      <text:p text:style-name="Normalny">VALUES (20, 'Historia', 'Quiz z histori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191, 20, 'Kto odkrył Amerykę w 1492 roku?'),</text:p>
      <text:p text:style-name="Normalny">(192, 20, 'W jakim wieku miała miejsce Rewolucja Francuska?'),</text:p>
      <text:p text:style-name="Normalny">(193, 20, 'Jakie państwo budowało piramidy?'),</text:p>
      <text:p text:style-name="Normalny">(194, 20, 'Co to jest Średniowiecze?'),</text:p>
      <text:p text:style-name="Normalny">(195, 20, 'Kto był pierwszym prezydentem Stanów Zjednoczonych?'),</text:p>
      <text:p text:style-name="Normalny">(196, 20, 'Jak nazywała się znana polska królowa, która była także wielką księżną litewską?'),</text:p>
      <text:p text:style-name="Normalny">(197, 20, 'Kiedy Polska odzyskała niepodległość po rozbiorach?'),</text:p>
      <text:p text:style-name="Normalny">(198, 20, 'Co to była "Solidarność"?'),</text:p>
      <text:p text:style-name="Normalny">(199, 20, 'Kto był założycielem Imperium Mongolskiego?'),</text:p>
      <text:p text:style-name="Normalny">(200, 20, 'Który dokument z 1215 roku ograniczył władzę króla Anglii i jest uważany za początek demokracji parlamentarnej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761, 191, 'A) Krzysztof Kolumb', TRUE),</text:p>
      <text:p text:style-name="Normalny">(762, 191, 'B) Ferdynand Magellan', FALSE),</text:p>
      <text:p text:style-name="Normalny">(763, 191, 'C) Marco Polo', FALSE),</text:p>
      <text:p text:style-name="Normalny">(764, 191, 'D) Vasco da Gama', FALSE),</text:p>
      <text:p text:style-name="Normalny">(765, 192, 'A) XV wiek', FALSE),</text:p>
      <text:p text:style-name="Normalny">(766, 192, 'B) XVI wiek', FALSE),</text:p>
      <text:p text:style-name="Normalny">(767, 192, 'C) XVII wiek', FALSE),</text:p>
      <text:p text:style-name="Normalny">(768, 192, 'D) XVIII wiek', TRUE),</text:p>
      <text:p text:style-name="Normalny">(769, 193, 'A) Imperium Rzymskie', FALSE),</text:p>
      <text:p text:style-name="Normalny">(770, 193, 'B) Starożytny Egipt', TRUE),</text:p>
      <text:p text:style-name="Normalny">(771, 193, 'C) Starożytna Grecja', FALSE),</text:p>
      <text:soft-page-break/>
      <text:p text:style-name="Normalny">(772, 193, 'D) Cesarstwo Bizantyjskie', FALSE),</text:p>
      <text:p text:style-name="Normalny">(773, 194, 'A) Okres w historii Europy między starożytnością a renesansem', TRUE),</text:p>
      <text:p text:style-name="Normalny">(774, 194, 'B) Epoka odkryć geograficznych', FALSE),</text:p>
      <text:p text:style-name="Normalny">(775, 194, 'C) Okres w historii przed wynalezieniem koła', FALSE),</text:p>
      <text:p text:style-name="Normalny">(776, 194, 'D) Nazwa starożytnego państwa', FALSE),</text:p>
      <text:p text:style-name="Normalny">(777, 195, 'A) Abraham Lincoln', FALSE),</text:p>
      <text:p text:style-name="Normalny">(778, 195, 'B) Thomas Jefferson', FALSE),</text:p>
      <text:p text:style-name="Normalny">(779, 195, 'C) George Washington', TRUE),</text:p>
      <text:p text:style-name="Normalny">(780, 195, 'D) John Adams', FALSE),</text:p>
      <text:p text:style-name="Normalny">(781, 196, 'A) Elżbieta Batory', FALSE),</text:p>
      <text:p text:style-name="Normalny">(782, 196, 'B) Jadwiga Andegaweńska', TRUE),</text:p>
      <text:p text:style-name="Normalny">(783, 196, 'C) Katarzyna Wielka', FALSE),</text:p>
      <text:p text:style-name="Normalny">(784, 196, 'D) Maria Curie-Skłodowska', FALSE),</text:p>
      <text:p text:style-name="Normalny">(785, 197, 'A) 1918 rok', TRUE),</text:p>
      <text:p text:style-name="Normalny">(786, 197, 'B) 1945 rok', FALSE),</text:p>
      <text:p text:style-name="Normalny">(787, 197, 'C) 1989 rok', FALSE),</text:p>
      <text:p text:style-name="Normalny">(788, 197, 'D) 1795 rok', FALSE),</text:p>
      <text:p text:style-name="Normalny">(789, 198, 'A) Ruch oporu podczas II wojny światowej', FALSE),</text:p>
      <text:p text:style-name="Normalny">(790, 198, 'B) Organizacja pomagająca biednym', FALSE),</text:p>
      <text:p text:style-name="Normalny">(791, 198, 'C) Niezależny samorządny związek zawodowy, który miał duży wpływ na zmiany polityczne w Polsce', TRUE),</text:p>
      <text:p text:style-name="Normalny">(792, 198, 'D) Nazwa polskiego ruchu hippisowskiego', FALSE),</text:p>
      <text:p text:style-name="Normalny">(793, 199, 'A) Czyngis-chan', TRUE),</text:p>
      <text:p text:style-name="Normalny">(794, 199, 'B) Kubilaj-chan', FALSE),</text:p>
      <text:p text:style-name="Normalny">(795, 199, 'C) Timur Chromy', FALSE),</text:p>
      <text:p text:style-name="Normalny">(796, 199, 'D) Aleksander Wielki', FALSE),</text:p>
      <text:p text:style-name="Normalny">(797, 200, 'A) Karta Praw', FALSE),</text:p>
      <text:p text:style-name="Normalny">(798, 200, 'B) Deklaracja niepodległości', FALSE),</text:p>
      <text:p text:style-name="Normalny">(799, 200, 'C) Magna Carta', TRUE),</text:p>
      <text:p text:style-name="Normalny">(800, 200, 'D) Bill of Rights', FALSE);</text:p>
      <text:p text:style-name="Normalny"/>
      <text:soft-page-break/>
      <text:p text:style-name="Normalny">-- Dodaj quiz do tabeli</text:p>
      <text:p text:style-name="Normalny">INSERT INTO Quizzes (quiz_id, title, description, created_by, created_at)</text:p>
      <text:p text:style-name="Normalny">VALUES (21, 'Matematyka - Algebra', 'Quiz z algebry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01, 21, 'Ile wynosi pierwiastek kwadratowy z 144?'),</text:p>
      <text:p text:style-name="Normalny">(202, 21, 'Jeśli f(x) = 2x^2 + 3x - 5, jaki jest wynik f(2)?'),</text:p>
      <text:p text:style-name="Normalny">(203, 21, 'Jakie jest równanie prostej prostopadłej do prostej o równaniu y = 3x + 4, przechodzącej przez punkt (1, 2)?'),</text:p>
      <text:p text:style-name="Normalny">(204, 21, 'Rozwiąż równanie: 3x - 7 = 2x + 8'),</text:p>
      <text:p text:style-name="Normalny">(205, 21, 'Jaka jest ogólna postać równania kwadratowego?'),</text:p>
      <text:p text:style-name="Normalny">(206, 21, 'Jakie są rozwiązania równania x^2 - 5x + 6 = 0?'),</text:p>
      <text:p text:style-name="Normalny">(207, 21, 'Jakie jest równanie prostej przechodzącej przez punkty (2, 3) i (4, 7)?'),</text:p>
      <text:p text:style-name="Normalny">(208, 21, 'Która z funkcji jest funkcją wykładniczą?'),</text:p>
      <text:p text:style-name="Normalny">(209, 21, 'Która z poniższych wartości jest miejscem zerowym funkcji y = x^2 - 4?'),</text:p>
      <text:p text:style-name="Normalny">(210, 21, 'Jakie jest równanie okręgu o środku w punkcie (3, -2) i promieniu 4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801, 201, 'A) 12', TRUE),</text:p>
      <text:p text:style-name="Normalny">(802, 201, 'B) 14', FALSE),</text:p>
      <text:p text:style-name="Normalny">(803, 201, 'C) 16', FALSE),</text:p>
      <text:p text:style-name="Normalny">(804, 201, 'D) 18', FALSE),</text:p>
      <text:p text:style-name="Normalny">(805, 202, 'A) 5', FALSE),</text:p>
      <text:p text:style-name="Normalny">(806, 202, 'B) 7', FALSE),</text:p>
      <text:p text:style-name="Normalny">(807, 202, 'C) 9', TRUE),</text:p>
      <text:p text:style-name="Normalny">(808, 202, 'D) 11', FALSE),</text:p>
      <text:p text:style-name="Normalny">(809, 203, 'A) y = -1/3x + 5/3', FALSE),</text:p>
      <text:soft-page-break/>
      <text:p text:style-name="Normalny">(810, 203, 'B) y = -1/3x + 7/3', TRUE),</text:p>
      <text:p text:style-name="Normalny">(811, 203, 'C) y = 3x + 5', FALSE),</text:p>
      <text:p text:style-name="Normalny">(812, 203, 'D) y = 1/3x + 2', FALSE),</text:p>
      <text:p text:style-name="Normalny">(813, 204, 'A) x = 1', FALSE),</text:p>
      <text:p text:style-name="Normalny">(814, 204, 'B) x = 15', TRUE),</text:p>
      <text:p text:style-name="Normalny">(815, 204, 'C) x = -15', FALSE),</text:p>
      <text:p text:style-name="Normalny">(816, 204, 'D) x = -1', FALSE),</text:p>
      <text:p text:style-name="Normalny">(817, 205, 'A) ax^2 + bx + c = 0', TRUE),</text:p>
      <text:p text:style-name="Normalny">(818, 205, 'B) ax + by = c', FALSE),</text:p>
      <text:p text:style-name="Normalny">(819, 205, 'C) ax^3 + bx^2 + cx + d = 0', FALSE),</text:p>
      <text:p text:style-name="Normalny">(820, 205, 'D) a(bx + c) = d', FALSE),</text:p>
      <text:p text:style-name="Normalny">(821, 206, 'A) x = 1 lub x = 6', FALSE),</text:p>
      <text:p text:style-name="Normalny">(822, 206, 'B) x = 2 lub x = 3', TRUE),</text:p>
      <text:p text:style-name="Normalny">(823, 206, 'C) x = -2 lub x = 3', FALSE),</text:p>
      <text:p text:style-name="Normalny">(824, 206, 'D) x = 1 lub x = -6', FALSE),</text:p>
      <text:p text:style-name="Normalny">(825, 207, 'A) y = 2x + 1', TRUE),</text:p>
      <text:p text:style-name="Normalny">(826, 207, 'B) y = 2x - 1', FALSE),</text:p>
      <text:p text:style-name="Normalny">(827, 207, 'C) y = x + 1', FALSE),</text:p>
      <text:p text:style-name="Normalny">(828, 207, 'D) y = 3x + 2', FALSE),</text:p>
      <text:p text:style-name="Normalny">(829, 208, 'A) y = 2x^2', FALSE),</text:p>
      <text:p text:style-name="Normalny">(830, 208, 'B) y = 2^x', TRUE),</text:p>
      <text:p text:style-name="Normalny">(831, 208, 'C) y = x/2', FALSE),</text:p>
      <text:p text:style-name="Normalny">(832, 208, 'D) y = x + 2', FALSE),</text:p>
      <text:p text:style-name="Normalny">(833, 209, 'A) x = 0', FALSE),</text:p>
      <text:p text:style-name="Normalny">(834, 209, 'B) x = 4', FALSE),</text:p>
      <text:p text:style-name="Normalny">(835, 209, 'C) x = 2', TRUE),</text:p>
      <text:p text:style-name="Normalny">(836, 209, 'D) x = -2', TRUE),</text:p>
      <text:p text:style-name="Normalny">(837, 210, 'A) (x - 3)^2 + (y + 2)^2 = 16', TRUE),</text:p>
      <text:p text:style-name="Normalny">(838, 210, 'B) (x + 3)^2 + (y - 2)^2 = 16', FALSE),</text:p>
      <text:p text:style-name="Normalny">(839, 210, 'C) (x - 3)^2 + (y + 2)^2 = 4', FALSE),</text:p>
      <text:p text:style-name="Normalny">(840, 210, 'D) (x + 3)^2 + (y - 2)^2 = 4', FALSE);</text:p>
      <text:p text:style-name="Normalny"/>
      <text:p text:style-name="Normalny">-- Dodaj quiz do tabeli</text:p>
      <text:p text:style-name="Normalny">INSERT INTO Quizzes (quiz_id, title, description, created_by, created_at)</text:p>
      <text:p text:style-name="Normalny">VALUES (22, 'Chemia', 'Quiz z chemi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11, 22, 'Który z wymienionych pierwiastków jest metalem alkalicznym?'),</text:p>
      <text:p text:style-name="Normalny">(212, 22, 'Co to jest reakcja egzotermiczna?'),</text:p>
      <text:p text:style-name="Normalny">(213, 22, 'Jaka jest liczba atomowa węgla?'),</text:p>
      <text:p text:style-name="Normalny">(214, 22, 'Który związek jest związkiem organicznym?'),</text:p>
      <text:p text:style-name="Normalny">(215, 22, 'Co to jest redukcja w reakcjach redoks?'),</text:p>
      <text:p text:style-name="Normalny">(216, 22, 'Jakie są typy wiązań chemicznych?'),</text:p>
      <text:p text:style-name="Normalny">(217, 22, 'Który gaz jest głównym składnikiem powietrza?'),</text:p>
      <text:p text:style-name="Normalny">(218, 22, 'Jaki pierwiastek ma symbol ''Fe''?'),</text:p>
      <text:p text:style-name="Normalny">(219, 22, 'Co to jest pH?'),</text:p>
      <text:p text:style-name="Normalny">(220, 22, 'Co to jest osmoza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841, 211, 'A) Żelazo', FALSE),</text:p>
      <text:p text:style-name="Normalny">(842, 211, 'B) Sód', TRUE),</text:p>
      <text:p text:style-name="Normalny">(843, 211, 'C) Chlor', FALSE),</text:p>
      <text:p text:style-name="Normalny">(844, 211, 'D) Tlen', FALSE),</text:p>
      <text:p text:style-name="Normalny">(845, 212, 'A) Reakcja, która pochłania ciepło', FALSE),</text:p>
      <text:p text:style-name="Normalny">(846, 212, 'B) Reakcja, która wydziela ciepło', TRUE),</text:p>
      <text:p text:style-name="Normalny">(847, 212, 'C) Reakcja wymagająca światła', FALSE),</text:p>
      <text:p text:style-name="Normalny">(848, 212, 'D) Reakcja wymagająca tlenu', FALSE),</text:p>
      <text:p text:style-name="Normalny">(849, 213, 'A) 6', TRUE),</text:p>
      <text:soft-page-break/>
      <text:p text:style-name="Normalny">(850, 213, 'B) 8', FALSE),</text:p>
      <text:p text:style-name="Normalny">(851, 213, 'C) 12', FALSE),</text:p>
      <text:p text:style-name="Normalny">(852, 213, 'D) 14', FALSE),</text:p>
      <text:p text:style-name="Normalny">(853, 214, 'A) Woda', FALSE),</text:p>
      <text:p text:style-name="Normalny">(854, 214, 'B) Benzyna', TRUE),</text:p>
      <text:p text:style-name="Normalny">(855, 214, 'C) Sól kuchenna', FALSE),</text:p>
      <text:p text:style-name="Normalny">(856, 214, 'D) Tlen', FALSE),</text:p>
      <text:p text:style-name="Normalny">(857, 215, 'A) Utrata elektronów', FALSE),</text:p>
      <text:p text:style-name="Normalny">(858, 215, 'B) Przyjęcie elektronów', TRUE),</text:p>
      <text:p text:style-name="Normalny">(859, 215, 'C) Utrata protonów', FALSE),</text:p>
      <text:p text:style-name="Normalny">(860, 215, 'D) Przyjęcie protonów', FALSE),</text:p>
      <text:p text:style-name="Normalny">(861, 216, 'A) Tylko kowalencyjne', FALSE),</text:p>
      <text:p text:style-name="Normalny">(862, 216, 'B) Tylko jonowe', FALSE),</text:p>
      <text:p text:style-name="Normalny">(863, 216, 'C) Kowalencyjne i jonowe', FALSE),</text:p>
      <text:p text:style-name="Normalny">(864, 216, 'D) Kowalencyjne, jonowe i metaliczne', TRUE),</text:p>
      <text:p text:style-name="Normalny">(865, 217, 'A) Tlen', FALSE),</text:p>
      <text:p text:style-name="Normalny">(866, 217, 'B) Azot', TRUE),</text:p>
      <text:p text:style-name="Normalny">(867, 217, 'C) Dwutlenek węgla', FALSE),</text:p>
      <text:p text:style-name="Normalny">(868, 217, 'D) Wodór', FALSE),</text:p>
      <text:p text:style-name="Normalny">(869, 218, 'A) Hel', FALSE),</text:p>
      <text:p text:style-name="Normalny">(870, 218, 'B) Fluor', FALSE),</text:p>
      <text:p text:style-name="Normalny">(871, 218, 'C) Żelazo', TRUE),</text:p>
      <text:p text:style-name="Normalny">(872, 218, 'D) Franc', FALSE),</text:p>
      <text:p text:style-name="Normalny">(873, 219, 'A) Miara radioaktywności substancji', FALSE),</text:p>
      <text:p text:style-name="Normalny">(874, 219, 'B) Miara siły jonowej roztworu', FALSE),</text:p>
      <text:p text:style-name="Normalny">(875, 219, 'C) Miara kwasowości lub zasadowości roztworu', TRUE),</text:p>
      <text:p text:style-name="Normalny">(876, 219, 'D) Miara temperatury topnienia', FALSE),</text:p>
      <text:p text:style-name="Normalny">(877, 220, 'A) Ruch cząsteczek z obszaru o niższym stężeniu do obszaru o wyższym stężeniu przez półprzepuszczalną membranę', TRUE),</text:p>
      <text:p text:style-name="Normalny">(878, 220, 'B) Ruch jonów przez błonę komórkową', FALSE),</text:p>
      <text:p text:style-name="Normalny">(879, 220, 'C) Dyfuzja gazów przez płyn', FALSE),</text:p>
      <text:soft-page-break/>
      <text:p text:style-name="Normalny">(880, 220, 'D) Proces katalizy', FALSE);</text:p>
      <text:p text:style-name="Normalny">-- Dodaj quiz do tabeli</text:p>
      <text:p text:style-name="Normalny">INSERT INTO Quizzes (quiz_id, title, description, created_by, created_at)</text:p>
      <text:p text:style-name="Normalny">VALUES (23, 'Fizyka', 'Quiz z fizyk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21, 23, 'Jaki jest wzór na prędkość średnią?'),</text:p>
      <text:p text:style-name="Normalny">(222, 23, 'Co to jest przyspieszenie?'),</text:p>
      <text:p text:style-name="Normalny">(223, 23, 'Co to jest siła ciężkości?'),</text:p>
      <text:p text:style-name="Normalny">(224, 23, 'Co określa druga zasada dynamiki Newtona?'),</text:p>
      <text:p text:style-name="Normalny">(225, 23, 'Jaki jest wzór na energię kinetyczną?'),</text:p>
      <text:p text:style-name="Normalny">(226, 23, 'Co to jest wektor?'),</text:p>
      <text:p text:style-name="Normalny">(227, 23, 'Jakie zjawisko fizyczne tłumaczy prawa gazu idealnego?'),</text:p>
      <text:p text:style-name="Normalny">(228, 23, 'Co to jest indukcja elektromagnetyczna?'),</text:p>
      <text:p text:style-name="Normalny">(229, 23, 'Co to jest amplituda fali?'),</text:p>
      <text:p text:style-name="Normalny">(230, 23, 'Ciało jest w ruchu,jeżeli w miarę upływu czasu zmienia się położenie względem: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881, 221, 'A) Prędkość = Droga / Czas', TRUE),</text:p>
      <text:p text:style-name="Normalny">(882, 221, 'B) Prędkość = Czas / Droga', FALSE),</text:p>
      <text:p text:style-name="Normalny">(883, 221, 'C) Prędkość = Droga x Czas', FALSE),</text:p>
      <text:p text:style-name="Normalny">(884, 221, 'D) Prędkość = Czas x Droga', FALSE),</text:p>
      <text:p text:style-name="Normalny">(885, 222, 'A) Zmiana prędkości przez czas', TRUE),</text:p>
      <text:p text:style-name="Normalny">(886, 222, 'B) Zmiana drogi przez czas', FALSE),</text:p>
      <text:p text:style-name="Normalny">(887, 222, 'C) Ilość przebytej drogi', FALSE),</text:p>
      <text:p text:style-name="Normalny">(888, 222, 'D) Stała prędkość', FALSE),</text:p>
      <text:p text:style-name="Normalny">(889, 223, 'A) Siła przyciągająca wszystkie obiekty do centrum Ziemi', TRUE),</text:p>
      <text:soft-page-break/>
      <text:p text:style-name="Normalny">(890, 223, 'B) Siła odpychająca obiekty od Ziemi', FALSE),</text:p>
      <text:p text:style-name="Normalny">(891, 223, 'C) Siła działająca na wszystkie obiekty w kosmosie', FALSE),</text:p>
      <text:p text:style-name="Normalny">(892, 223, 'D) Siła przyciągająca obiekty do Słońca', FALSE),</text:p>
      <text:p text:style-name="Normalny">(893, 224, 'A) Siła jest równa masie razy przyspieszenie', TRUE),</text:p>
      <text:p text:style-name="Normalny">(894, 224, 'B) Siła jest równa prędkości podzielonej przez czas', FALSE),</text:p>
      <text:p text:style-name="Normalny">(895, 224, 'C) Działanie jest równoznaczne z reakcją', FALSE),</text:p>
      <text:p text:style-name="Normalny">(896, 224, 'D) Ciało pozostaje w spoczynku lub ruchu jednostajnym prostoliniowym', FALSE),</text:p>
      <text:p text:style-name="Normalny">(897, 225, 'A) EK = 1/2mv^2', TRUE),</text:p>
      <text:p text:style-name="Normalny">(898, 225, 'B) EK = mv^2', FALSE),</text:p>
      <text:p text:style-name="Normalny">(899, 225, 'C) EK = 1/2mv', FALSE),</text:p>
      <text:p text:style-name="Normalny">(900, 225, 'D) EK = mv', FALSE),</text:p>
      <text:p text:style-name="Normalny">(901, 226, 'A) Wielkość mająca tylko wartość', FALSE),</text:p>
      <text:p text:style-name="Normalny">(902, 226, 'B) Wielkość mająca tylko kierunek', FALSE),</text:p>
      <text:p text:style-name="Normalny">(903, 226, 'C) Wielkość mająca wartość i kierunek', TRUE),</text:p>
      <text:p text:style-name="Normalny">(904, 226, 'D) Wielkość mająca wartość i jednostkę', FALSE),</text:p>
      <text:p text:style-name="Normalny">(905, 227, 'A) Dyfuzja', FALSE),</text:p>
      <text:p text:style-name="Normalny">(906, 227, 'B) Osmoza', FALSE),</text:p>
      <text:p text:style-name="Normalny">(907, 227, 'C) Przewodnictwo', FALSE),</text:p>
      <text:p text:style-name="Normalny">(908, 227, 'D) Ruch cząsteczek', TRUE),</text:p>
      <text:p text:style-name="Normalny">(909, 228, 'A) Generowanie prądu przez magnes', FALSE),</text:p>
      <text:p text:style-name="Normalny">(910, 228, 'B) Generowanie prądu przez zmianę pola magnetycznego', TRUE),</text:p>
      <text:p text:style-name="Normalny">(911, 228, 'C) Generowanie światła przez prąd', FALSE),</text:p>
      <text:p text:style-name="Normalny">(912, 228, 'D) Generowanie ciepła przez prąd', FALSE),</text:p>
      <text:p text:style-name="Normalny">(913, 229, 'A) Największa odległość między szczytem fali a jej równowagą', TRUE),</text:p>
      <text:p text:style-name="Normalny">(914, 229, 'B) Długość fali', FALSE),</text:p>
      <text:p text:style-name="Normalny">(915, 229, 'C) Częstotliwość fali', FALSE),</text:p>
      <text:p text:style-name="Normalny">(916, 229, 'D) Szybkość rozchodzenia się fali', FALSE),</text:p>
      <text:p text:style-name="Normalny">(917, 230, 'A) Przyjętego układu odniesienia', TRUE),</text:p>
      <text:p text:style-name="Normalny">(918, 230, 'B) Siebie', FALSE),</text:p>
      <text:p text:style-name="Normalny">(919, 230, 'C) Słońca', FALSE),</text:p>
      <text:p text:style-name="Normalny">(920, 230, 'D) Położenie nie zmienia się', FALSE);</text:p>
      <text:soft-page-break/>
      <text:p text:style-name="Normalny">-- Dodaj quiz do tabeli</text:p>
      <text:p text:style-name="Normalny">INSERT INTO Quizzes (quiz_id, title, description, created_by, created_at)</text:p>
      <text:p text:style-name="Normalny">VALUES (24, 'Biologia', 'Quiz z biologii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31, 24, 'Co to jest fotosynteza?'),</text:p>
      <text:p text:style-name="Normalny">(232, 24, 'Co to są enzymy?'),</text:p>
      <text:p text:style-name="Normalny">(233, 24, 'Co to jest mitoza?'),</text:p>
      <text:p text:style-name="Normalny">(234, 24, 'Jaką funkcję pełnią chloroplasty?'),</text:p>
      <text:p text:style-name="Normalny">(235, 24, 'Jak nazywa się proces, w którym DNA jest kopiowane przed podziałem komórki?'),</text:p>
      <text:p text:style-name="Normalny">(236, 24, 'Co to są organella?'),</text:p>
      <text:p text:style-name="Normalny">(237, 24, 'Które stwierdzenie najlepiej opisuje funkcję błony komórkowej?'),</text:p>
      <text:p text:style-name="Normalny">(238, 24, 'Co to jest ekosystem?'),</text:p>
      <text:p text:style-name="Normalny">(239, 24, 'Jak nazywa się zjawisko przemieszczania się alleli między populacjami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921, 231, 'A) Proces, w którym rośliny wytwarzają tlen', FALSE),</text:p>
      <text:p text:style-name="Normalny">(922, 231, 'B) Proces, w którym rośliny wytwarzają dwutlenek węgla', FALSE),</text:p>
      <text:p text:style-name="Normalny">(923, 231, 'C) Proces, w którym rośliny przekształcają światło słoneczne na energię chemiczną', TRUE),</text:p>
      <text:p text:style-name="Normalny">(924, 231, 'D) Proces, w którym rośliny zużywają tlen', FALSE),</text:p>
      <text:p text:style-name="Normalny">(925, 232, 'A) Cząsteczki przechowujące informacje genetyczne', FALSE),</text:p>
      <text:p text:style-name="Normalny">(926, 232, 'B) Białka przyspieszające reakcje chemiczne', TRUE),</text:p>
      <text:p text:style-name="Normalny">(927, 232, 'C) Cząsteczki transportujące tlen', FALSE),</text:p>
      <text:p text:style-name="Normalny">(928, 232, 'D) Węglowodany dostarczające energii', FALSE),</text:p>
      <text:p text:style-name="Normalny">(929, 233, 'A) Proces, w którym komórka dzieli się na dwie identyczne komórki', TRUE),</text:p>
      <text:p text:style-name="Normalny">(930, 233, 'B) Proces tworzenia gamet', FALSE),</text:p>
      <text:soft-page-break/>
      <text:p text:style-name="Normalny">(931, 233, 'C) Proces wymiany materiału genetycznego między komórkami', FALSE),</text:p>
      <text:p text:style-name="Normalny">(932, 233, 'D) Proces rozpadu komórki', FALSE),</text:p>
      <text:p text:style-name="Normalny">(933, 234, 'A) Produkują energię w formie ATP', FALSE),</text:p>
      <text:p text:style-name="Normalny">(934, 234, 'B) Przekształcają energię świetlną w energię chemiczną', TRUE),</text:p>
      <text:p text:style-name="Normalny">(935, 234, 'C) Rozkładają cukry, uwalniając energię', FALSE),</text:p>
      <text:p text:style-name="Normalny">(936, 234, 'D) Składają białka z aminokwasów', FALSE),</text:p>
      <text:p text:style-name="Normalny">(937, 235, 'A) Transkrypcja', FALSE),</text:p>
      <text:p text:style-name="Normalny">(938, 235, 'B) Translacja', FALSE),</text:p>
      <text:p text:style-name="Normalny">(939, 235, 'C) Replikacja', TRUE),</text:p>
      <text:p text:style-name="Normalny">(940, 235, 'D) Redukcja', FALSE),</text:p>
      <text:p text:style-name="Normalny">(941, 236, 'A) Małe narządy wewnątrz komórki', TRUE),</text:p>
      <text:p text:style-name="Normalny">(942, 236, 'B) Struktury odpowiedzialne za oddychanie komórkowe', FALSE),</text:p>
      <text:p text:style-name="Normalny">(943, 236, 'C) Cząsteczki przenoszące informacje genetyczne', FALSE),</text:p>
      <text:p text:style-name="Normalny">(944, 236, 'D) Białka odpowiedzialne za ruch komórki', FALSE),</text:p>
      <text:p text:style-name="Normalny">(945, 237, 'A) Jest półprzepuszczalną barierą regulującą transport substancji do i z komórki', TRUE),</text:p>
      <text:p text:style-name="Normalny">(946, 237, 'B) Wytwarza energię dla komórki poprzez fotosyntezę', FALSE),</text:p>
      <text:p text:style-name="Normalny">(947, 237, 'C) Chroni komórkę przed uszkodzeniami mechanicznymi', FALSE),</text:p>
      <text:p text:style-name="Normalny">(948, 237, 'D) Jest miejscem syntezy białek', FALSE),</text:p>
      <text:p text:style-name="Normalny">(949, 238, 'A) Wszystkie rośliny w danym obszarze', FALSE),</text:p>
      <text:p text:style-name="Normalny">(950, 238, 'B) Wszystkie zwierzęta żyjące w danym środowisku', FALSE),</text:p>
      <text:p text:style-name="Normalny">(951, 238, 'C) Współzależność między organizmami żywymi a ich otoczeniem', TRUE),</text:p>
      <text:p text:style-name="Normalny">(952, 238, 'D) Typ krajobrazu charakterystyczny dla regionu', FALSE),</text:p>
      <text:p text:style-name="Normalny">(953, 239, 'A) Migracja', FALSE),</text:p>
      <text:p text:style-name="Normalny">(954, 239, 'B) Przepływ genów', TRUE),</text:p>
      <text:p text:style-name="Normalny">(955, 239, 'C) Dobór naturalny', FALSE),</text:p>
      <text:p text:style-name="Normalny">(956, 239, 'D) Mutacja', FALSE);</text:p>
      <text:p text:style-name="Normalny">-- Dodaj quiz do tabeli</text:p>
      <text:p text:style-name="Normalny">INSERT INTO Quizzes (quiz_id, title, description, created_by, created_at)</text:p>
      <text:p text:style-name="Normalny">VALUES (25, 'Geografia', 'Quiz z geografii.', 'admin', CURRENT_DATE);</text:p>
      <text:p text:style-name="Normalny"/>
      <text:soft-page-break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41, 25, 'Co to jest archipelag?'),</text:p>
      <text:p text:style-name="Normalny">(242, 25, 'Co bada geomorfologia?'),</text:p>
      <text:p text:style-name="Normalny">(243, 25, 'Jaka jest główna przyczyna ruchów tektonicznych płyt?'),</text:p>
      <text:p text:style-name="Normalny">(244, 25, 'Co to jest delta rzeki?'),</text:p>
      <text:p text:style-name="Normalny">(245, 25, 'Co to jest biosfera?'),</text:p>
      <text:p text:style-name="Normalny">(246, 25, 'Co to jest GIS (Geographic Information System)?'),</text:p>
      <text:p text:style-name="Normalny">(247, 25, 'Jak nazywa się największy pustynny obszar na Ziemi?'),</text:p>
      <text:p text:style-name="Normalny">(248, 25, 'Co to jest erozja?'),</text:p>
      <text:p text:style-name="Normalny">(249, 25, 'Co to jest wiatr halny?'),</text:p>
      <text:p text:style-name="Normalny">(250, 25, 'Jaki jest główny składnik powietrza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957, 241, 'A) Płaska równina w centralnej części kontynentu', FALSE),</text:p>
      <text:p text:style-name="Normalny">(958, 241, 'B) Grupa wysp', TRUE),</text:p>
      <text:p text:style-name="Normalny">(959, 241, 'C) Wysoki szczyt górski', FALSE),</text:p>
      <text:p text:style-name="Normalny">(960, 241, 'D) Wąski przesmyk łączący dwa lądy', FALSE),</text:p>
      <text:p text:style-name="Normalny">(961, 242, 'A) Klimat i jego zmiany', FALSE),</text:p>
      <text:p text:style-name="Normalny">(962, 242, 'B) Rzeźbę terenu i jej powstawanie', TRUE),</text:p>
      <text:p text:style-name="Normalny">(963, 242, 'C) Warstwy atmosferyczne', FALSE),</text:p>
      <text:p text:style-name="Normalny">(964, 242, 'D) Wody powierzchniowe i podziemne', FALSE),</text:p>
      <text:p text:style-name="Normalny">(965, 243, 'A) Erozja', FALSE),</text:p>
      <text:p text:style-name="Normalny">(966, 243, 'B) Ruchy konwekcyjne w płaszczu ziemskim', TRUE),</text:p>
      <text:p text:style-name="Normalny">(967, 243, 'C) Wpływ grawitacji księżyca', FALSE),</text:p>
      <text:p text:style-name="Normalny">(968, 243, 'D) Ruch obrotowy Ziemi', FALSE),</text:p>
      <text:p text:style-name="Normalny">(969, 244, 'A) Miejsce, gdzie rzeka rozpoczyna swój bieg', FALSE),</text:p>
      <text:p text:style-name="Normalny">(970, 244, 'B) Najgłębszy punkt rzeki', FALSE),</text:p>
      <text:soft-page-break/>
      <text:p text:style-name="Normalny">(971, 244, 'C) Miejsce, gdzie rzeka wpada do morza lub jeziora, tworząc rozgałęzione ujście', TRUE),</text:p>
      <text:p text:style-name="Normalny">(972, 244, 'D) Centralna część rzeki', FALSE),</text:p>
      <text:p text:style-name="Normalny">(973, 245, 'A) Warstwa atmosfery, w której żyją ptaki', FALSE),</text:p>
      <text:p text:style-name="Normalny">(974, 245, 'B) Całość przestrzeni na Ziemi zamieszkała przez żywe organizmy', TRUE),</text:p>
      <text:p text:style-name="Normalny">(975, 245, 'C) Wszystkie ekosystemy morskie', FALSE),</text:p>
      <text:p text:style-name="Normalny">(976, 245, 'D) Obszary o największej różnorodności biologicznej', FALSE),</text:p>
      <text:p text:style-name="Normalny">(977, 246, 'A) System do badania struktury gleby', FALSE),</text:p>
      <text:p text:style-name="Normalny">(978, 246, 'B) System informacji geograficznej do analizowania i prezentowania danych przestrzennych', TRUE),</text:p>
      <text:p text:style-name="Normalny">(979, 246, 'C) Narzędzie do pomiaru głębokości oceanów', FALSE),</text:p>
      <text:p text:style-name="Normalny">(980, 246, 'D) Program do monitorowania zmian klimatycznych', FALSE),</text:p>
      <text:p text:style-name="Normalny">(981, 247, 'A) Sahara', TRUE),</text:p>
      <text:p text:style-name="Normalny">(982, 247, 'B) Pustynia Gobi', FALSE),</text:p>
      <text:p text:style-name="Normalny">(983, 247, 'C) Pustynia Kalahari', FALSE),</text:p>
      <text:p text:style-name="Normalny">(984, 247, 'D) Pustynia Atacama', FALSE),</text:p>
      <text:p text:style-name="Normalny">(985, 248, 'A) Proces tworzenia nowej gleby', FALSE),</text:p>
      <text:p text:style-name="Normalny">(986, 248, 'B) Proces niszczenia skał i gleby przez wodę, wiatr lub lód', TRUE),</text:p>
      <text:p text:style-name="Normalny">(987, 248, 'C) Skażenie środowiska przez człowieka', FALSE),</text:p>
      <text:p text:style-name="Normalny">(988, 248, 'D) Naturalne formowanie się jezior', FALSE),</text:p>
      <text:p text:style-name="Normalny">(989, 249, 'A) Wiatr wiejący tylko w dzień', FALSE),</text:p>
      <text:p text:style-name="Normalny">(990, 249, 'B) Suchy, ciepły wiatr spadający po zboczach gór', TRUE),</text:p>
      <text:p text:style-name="Normalny">(991, 249, 'C) Morski wiatr przynoszący deszcz', FALSE),</text:p>
      <text:p text:style-name="Normalny">(992, 249, 'D) Stały wiatr wiejący w strefie równikowej', FALSE),</text:p>
      <text:p text:style-name="Normalny">(993, 250, 'A) Tlen', FALSE),</text:p>
      <text:p text:style-name="Normalny">(994, 250, 'B) Azot', TRUE),</text:p>
      <text:p text:style-name="Normalny">(995, 250, 'C) Dwutlenek węgla', FALSE),</text:p>
      <text:p text:style-name="Normalny">(996, 250, 'D) Argon', FALSE);</text:p>
      <text:p text:style-name="Normalny">-- Dodaj quiz do tabeli</text:p>
      <text:p text:style-name="Normalny">INSERT INTO Quizzes (quiz_id, title, description, created_by, created_at)</text:p>
      <text:p text:style-name="Normalny">VALUES (26, 'Wpływ mediów społecznościowych na społeczeństwo', 'Quiz dotyczący wpływu mediów społecznościowych na społeczeństwo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51, 26, 'Jakie media społecznościowe mają największy wpływ na młodzież?'),</text:p>
      <text:p text:style-name="Normalny">(252, 26, 'Co to jest "cyberbullying"?'),</text:p>
      <text:p text:style-name="Normalny">(253, 26, 'Jakie jest główne narzędzie do komunikacji w LinkedIn?'),</text:p>
      <text:p text:style-name="Normalny">(254, 26, 'Co to jest "meme"?'),</text:p>
      <text:p text:style-name="Normalny">(255, 26, 'Która platforma społecznościowa jest najbardziej znana z krótkich filmików?'),</text:p>
      <text:p text:style-name="Normalny">(256, 26, 'Jaki jest główny cel używania Facebooka przez firmy?'),</text:p>
      <text:p text:style-name="Normalny">(257, 26, 'Co to jest "hashtag"?'),</text:p>
      <text:p text:style-name="Normalny">(258, 26, 'Który z poniższych jest przykładem sieci społecznościowej opartej głównie na treści wizualnej?'),</text:p>
      <text:p text:style-name="Normalny">(259, 26, 'Jakie działanie pomaga zwiększyć zasięg postów na mediach społecznościowych?'),</text:p>
      <text:p text:style-name="Normalny">(260, 26, 'Co to jest "profil publiczny"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1001, 251, 'A) Twitter', FALSE),</text:p>
      <text:p text:style-name="Normalny">(1002, 251, 'B) Instagram', TRUE),</text:p>
      <text:p text:style-name="Normalny">(1003, 251, 'C) Facebook', FALSE),</text:p>
      <text:p text:style-name="Normalny">(1004, 251, 'D) Snapchat', FALSE),</text:p>
      <text:p text:style-name="Normalny">(1005, 252, 'A) Bezpieczne korzystanie z internetu', FALSE),</text:p>
      <text:p text:style-name="Normalny">(1006, 252, 'B) Kupowanie w internecie', FALSE),</text:p>
      <text:p text:style-name="Normalny">(1007, 252, 'C) Zażywanie internetowych znajomości', FALSE),</text:p>
      <text:p text:style-name="Normalny">(1008, 252, 'D) Prześladowanie w internecie', TRUE),</text:p>
      <text:p text:style-name="Normalny">(1009, 253, 'A) Wiadomości błyskawiczne', FALSE),</text:p>
      <text:p text:style-name="Normalny">(1010, 253, 'B) Grupy dyskusyjne', FALSE),</text:p>
      <text:p text:style-name="Normalny">(1011, 253, 'C) Posty na tablicy', TRUE),</text:p>
      <text:p text:style-name="Normalny">(1012, 253, 'D) E-mail', FALSE),</text:p>
      <text:soft-page-break/>
      <text:p text:style-name="Normalny">(1013, 254, 'A) Film', FALSE),</text:p>
      <text:p text:style-name="Normalny">(1014, 254, 'B) Gra', FALSE),</text:p>
      <text:p text:style-name="Normalny">(1015, 254, 'C) Zdjęcie lub krótki film z zabawnym podpisem', TRUE),</text:p>
      <text:p text:style-name="Normalny">(1016, 254, 'D) Artykuł', FALSE),</text:p>
      <text:p text:style-name="Normalny">(1017, 255, 'A) YouTube', FALSE),</text:p>
      <text:p text:style-name="Normalny">(1018, 255, 'B) TikTok', TRUE),</text:p>
      <text:p text:style-name="Normalny">(1019, 255, 'C) Instagram', FALSE),</text:p>
      <text:p text:style-name="Normalny">(1020, 255, 'D) Vimeo', FALSE),</text:p>
      <text:p text:style-name="Normalny">(1021, 256, 'A) Rozrywka pracowników', FALSE),</text:p>
      <text:p text:style-name="Normalny">(1022, 256, 'B) Zarządzanie projektami', FALSE),</text:p>
      <text:p text:style-name="Normalny">(1023, 256, 'C) Reklama i marketing', TRUE),</text:p>
      <text:p text:style-name="Normalny">(1024, 256, 'D) Rekrutacja', FALSE),</text:p>
      <text:p text:style-name="Normalny">(1025, 257, 'A) Symbol waluty', FALSE),</text:p>
      <text:p text:style-name="Normalny">(1026, 257, 'B) Oznaczenie tematyczne w mediach społecznościowych', TRUE),</text:p>
      <text:p text:style-name="Normalny">(1027, 257, 'C) Rodzaj gry', FALSE),</text:p>
      <text:p text:style-name="Normalny">(1028, 257, 'D) Kod programistyczny', FALSE),</text:p>
      <text:p text:style-name="Normalny">(1029, 258, 'A) Facebook', FALSE),</text:p>
      <text:p text:style-name="Normalny">(1030, 258, 'B) Twitter', FALSE),</text:p>
      <text:p text:style-name="Normalny">(1031, 258, 'C) Instagram', TRUE),</text:p>
      <text:p text:style-name="Normalny">(1032, 258, 'D) LinkedIn', FALSE),</text:p>
      <text:p text:style-name="Normalny">(1033, 259, 'A) Rzadsze publikowanie', FALSE),</text:p>
      <text:p text:style-name="Normalny">(1034, 259, 'B) Dodawanie więcej tekstu', FALSE),</text:p>
      <text:p text:style-name="Normalny">(1035, 259, 'C) Używanie popularnych hashtagów', TRUE),</text:p>
      <text:p text:style-name="Normalny">(1036, 259, 'D) Ignorowanie komentarzy', FALSE),</text:p>
      <text:p text:style-name="Normalny">(1037, 260, 'A) Profil, który widzą tylko znajomi', FALSE),</text:p>
      <text:p text:style-name="Normalny">(1038, 260, 'B) Profil, który jest niewidoczny w sieci', FALSE),</text:p>
      <text:p text:style-name="Normalny">(1039, 260, 'C) Profil, który może być widziany przez każdego', TRUE),</text:p>
      <text:p text:style-name="Normalny">(1040, 260, 'D) Profil bez zdjęć', FALSE);</text:p>
      <text:p text:style-name="Normalny">-- Dodaj quiz do tabeli</text:p>
      <text:p text:style-name="Normalny">INSERT INTO Quizzes (quiz_id, title, description, created_by, created_at)</text:p>
      <text:soft-page-break/>
      <text:p text:style-name="Normalny">VALUES (27, 'Bezpieczeństwo i prywatność w mediach społecznościowych', 'Quiz dotyczący bezpieczeństwa i prywatności w mediach społecznościowych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61, 27, 'Co to jest phishing?'),</text:p>
      <text:p text:style-name="Normalny">(262, 27, 'Jaki jest najlepszy sposób na ochronę prywatności w mediach społecznościowych?'),</text:p>
      <text:p text:style-name="Normalny">(263, 27, 'Jak często należy zmieniać hasła do kont w mediach społecznościowych?'),</text:p>
      <text:p text:style-name="Normalny">(264, 27, 'Kto może najczęściej stać się ofiarą cyberprzemocy?'),</text:p>
      <text:p text:style-name="Normalny">(265, 27, 'Co to jest "doxxing"?'),</text:p>
      <text:p text:style-name="Normalny">(266, 27, 'Co można zrobić, aby zminimalizować ryzyko kradzieży tożsamości w mediach społecznościowych?'),</text:p>
      <text:p text:style-name="Normalny">(267, 27, 'Co to jest "cookie" w kontekście internetu?'),</text:p>
      <text:p text:style-name="Normalny">(268, 27, 'Jaką rolę pełnią ustawienia prywatności na platformach społecznościowych?'),</text:p>
      <text:p text:style-name="Normalny">(269, 27, 'Jakie działanie może zwiększyć ryzyko hakerskiego ataku na twoje konto?'),</text:p>
      <text:p text:style-name="Normalny">(270, 27, 'Co to jest "SSL/TLS"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1041, 261, 'A) Typ ryby', FALSE),</text:p>
      <text:p text:style-name="Normalny">(1042, 261, 'B) Metoda hakerska wyłudzająca dane osobowe', TRUE),</text:p>
      <text:p text:style-name="Normalny">(1043, 261, 'C) Rodzaj oprogramowania', FALSE),</text:p>
      <text:p text:style-name="Normalny">(1044, 261, 'D) Technika fotograficzna', FALSE),</text:p>
      <text:p text:style-name="Normalny">(1045, 262, 'A) Publikowanie wszystkich informacji publicznie', FALSE),</text:p>
      <text:p text:style-name="Normalny">(1046, 262, 'B) Używanie silnych haseł', TRUE),</text:p>
      <text:p text:style-name="Normalny">(1047, 262, 'C) Ignorowanie ustawień prywatności', FALSE),</text:p>
      <text:p text:style-name="Normalny">(1048, 262, 'D) Dodawanie wszystkich jako znajomych', FALSE),</text:p>
      <text:p text:style-name="Normalny">(1049, 263, 'A) Co 5 lat', FALSE),</text:p>
      <text:p text:style-name="Normalny">(1050, 263, 'B) Co rok', TRUE),</text:p>
      <text:p text:style-name="Normalny">(1051, 263, 'C) Co miesiąc', FALSE),</text:p>
      <text:soft-page-break/>
      <text:p text:style-name="Normalny">(1052, 263, 'D) Nigdy', FALSE),</text:p>
      <text:p text:style-name="Normalny">(1053, 264, 'A) Dorośli', FALSE),</text:p>
      <text:p text:style-name="Normalny">(1054, 264, 'B) Nastolatki', TRUE),</text:p>
      <text:p text:style-name="Normalny">(1055, 264, 'C) Osoby starsze', FALSE),</text:p>
      <text:p text:style-name="Normalny">(1056, 264, 'D) Wszyscy w jednakowym stopniu', FALSE),</text:p>
      <text:p text:style-name="Normalny">(1057, 265, 'A) Usuwanie konta', FALSE),</text:p>
      <text:p text:style-name="Normalny">(1058, 265, 'B) Opublikowanie prywatnych informacji o osobie w internecie bez jej zgody', TRUE),</text:p>
      <text:p text:style-name="Normalny">(1059, 265, 'C) Tworzenie fałszywych profili', FALSE),</text:p>
      <text:p text:style-name="Normalny">(1060, 265, 'D) Odtwarzanie danych', FALSE),</text:p>
      <text:p text:style-name="Normalny">(1061, 266, 'A) Udostępniać swoje dane osobowe wszystkim', FALSE),</text:p>
      <text:p text:style-name="Normalny">(1062, 266, 'B) Regularnie aktualizować oprogramowanie', TRUE),</text:p>
      <text:p text:style-name="Normalny">(1063, 266, 'C) Nie używać antywirusa', FALSE),</text:p>
      <text:p text:style-name="Normalny">(1064, 266, 'D) Korzystać z publicznego Wi-Fi do logowania', FALSE),</text:p>
      <text:p text:style-name="Normalny">(1065, 267, 'A) Ciastko', FALSE),</text:p>
      <text:p text:style-name="Normalny">(1066, 267, 'B) Program szpiegujący', FALSE),</text:p>
      <text:p text:style-name="Normalny">(1067, 267, 'C) Plik przechowujący dane o użytkowniku', TRUE),</text:p>
      <text:p text:style-name="Normalny">(1068, 267, 'D) Błąd w oprogramowaniu', FALSE),</text:p>
      <text:p text:style-name="Normalny">(1069, 268, 'A) Są nieistotne', FALSE),</text:p>
      <text:p text:style-name="Normalny">(1070, 268, 'B) Pozwalają kontrolować, kto widzi publikacje użytkownika', TRUE),</text:p>
      <text:p text:style-name="Normalny">(1071, 268, 'C) Zwiększają ilość reklam', FALSE),</text:p>
      <text:p text:style-name="Normalny">(1072, 268, 'D) Umożliwiają wysyłanie spamu', FALSE),</text:p>
      <text:p text:style-name="Normalny">(1073, 269, 'A) Używanie tego samego hasła na wszystkich kontach', TRUE),</text:p>
      <text:p text:style-name="Normalny">(1074, 269, 'B) Wylogowywanie się po każdym użyciu', FALSE),</text:p>
      <text:p text:style-name="Normalny">(1075, 269, 'C) Aktywowanie uwierzytelniania dwuetapowego', FALSE),</text:p>
      <text:p text:style-name="Normalny">(1076, 269, 'D) Czytanie polityki prywatności', FALSE),</text:p>
      <text:p text:style-name="Normalny">(1077, 270, 'A) Typ szyfrowania strony internetowej', TRUE),</text:p>
      <text:p text:style-name="Normalny">(1078, 270, 'B) Rodzaj wirusa komputerowego', FALSE),</text:p>
      <text:p text:style-name="Normalny">(1079, 270, 'C) Nowa platforma mediów społecznościowych', FALSE),</text:p>
      <text:p text:style-name="Normalny">(1080, 270, 'D) Gra komputerowa', FALSE);</text:p>
      <text:p text:style-name="Normalny">-- Dodaj quiz do tabeli</text:p>
      <text:p text:style-name="Normalny">INSERT INTO Quizzes (quiz_id, title, description, created_by, created_at)</text:p>
      <text:soft-page-break/>
      <text:p text:style-name="Normalny">VALUES (28, 'Trendy i zmiany w mediach społecznościowych', 'Quiz dotyczący trendów i zmian w mediach społecznościowych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71, 28, 'Która platforma społecznościowa wprowadziła "Stories" jako pierwsza?'),</text:p>
      <text:p text:style-name="Normalny">(272, 28, 'Co to jest "live streaming"?'),</text:p>
      <text:p text:style-name="Normalny">(273, 28, 'Jaki jest główny cel stosowania influencer marketingu w mediach społecznościowych?'),</text:p>
      <text:p text:style-name="Normalny">(274, 28, 'Jakie są główne korzyści z używania mediów społecznościowych dla firm?'),</text:p>
      <text:p text:style-name="Normalny">(275, 28, 'Co to jest "viral content"?'),</text:p>
      <text:p text:style-name="Normalny">(276, 28, 'Co to jest "algorithmic feed" w mediach społecznościowych?'),</text:p>
      <text:p text:style-name="Normalny">(277, 28, 'Jakie media społecznościowe są najbardziej popularne wśród profesjonalistów?'),</text:p>
      <text:p text:style-name="Normalny">(278, 28, 'Co to jest "engagement rate"?'),</text:p>
      <text:p text:style-name="Normalny">(279, 28, 'Jakie działanie nie jest zalecane w celu zwiększenia zaangażowania na profilu społecznościowym?'),</text:p>
      <text:p text:style-name="Normalny">(280, 28, 'Co to jest "user-generated content"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1081, 271, 'A) Facebook', FALSE),</text:p>
      <text:p text:style-name="Normalny">(1082, 271, 'B) Instagram', FALSE),</text:p>
      <text:p text:style-name="Normalny">(1083, 271, 'C) Snapchat', TRUE),</text:p>
      <text:p text:style-name="Normalny">(1084, 271, 'D) Twitter', FALSE),</text:p>
      <text:p text:style-name="Normalny">(1085, 272, 'A) Nagrywanie wideo do późniejszego odtworzenia', FALSE),</text:p>
      <text:p text:style-name="Normalny">(1086, 272, 'B) Oglądanie filmów na żywo', FALSE),</text:p>
      <text:p text:style-name="Normalny">(1087, 272, 'C) Nadawanie treści wideo na żywo przez internet', TRUE),</text:p>
      <text:p text:style-name="Normalny">(1088, 272, 'D) Pobieranie dużych plików wideo', FALSE),</text:p>
      <text:p text:style-name="Normalny">(1089, 273, 'A) Edukacja', FALSE),</text:p>
      <text:p text:style-name="Normalny">(1090, 273, 'B) Rozrywka', FALSE),</text:p>
      <text:soft-page-break/>
      <text:p text:style-name="Normalny">(1091, 273, 'C) Reklama produktów lub usług', TRUE),</text:p>
      <text:p text:style-name="Normalny">(1092, 273, 'D) Dostarczanie wiadomości', FALSE),</text:p>
      <text:p text:style-name="Normalny">(1093, 274, 'A) Zwiększenie zysków', FALSE),</text:p>
      <text:p text:style-name="Normalny">(1094, 274, 'B) Zwiększenie świadomości marki i zaangażowania klientów', TRUE),</text:p>
      <text:p text:style-name="Normalny">(1095, 274, 'C) Zmniejszenie kosztów operacyjnych', FALSE),</text:p>
      <text:p text:style-name="Normalny">(1096, 274, 'D) Automatyzacja procesów', FALSE),</text:p>
      <text:p text:style-name="Normalny">(1097, 275, 'A) Treść zawierająca wirusy komputerowe', FALSE),</text:p>
      <text:p text:style-name="Normalny">(1098, 275, 'B) Treść, która szybko rozprzestrzenia się w internecie', TRUE),</text:p>
      <text:p text:style-name="Normalny">(1099, 275, 'C) Treść używana wyłącznie w kampaniach reklamowych', FALSE),</text:p>
      <text:p text:style-name="Normalny">(1100, 275, 'D) Treść naukowa', FALSE),</text:p>
      <text:p text:style-name="Normalny">(1101, 276, 'A) Kolejność postów oparta na czasie ich publikacji', FALSE),</text:p>
      <text:p text:style-name="Normalny">(1102, 276, 'B) Kolejność postów dostosowana na podstawie interakcji użytkownika', TRUE),</text:p>
      <text:p text:style-name="Normalny">(1103, 276, 'C) Losowe wyświetlanie postów', FALSE),</text:p>
      <text:p text:style-name="Normalny">(1104, 276, 'D) Wyświetlanie tylko reklam', FALSE),</text:p>
      <text:p text:style-name="Normalny">(1105, 277, 'A) Facebook', FALSE),</text:p>
      <text:p text:style-name="Normalny">(1106, 277, 'B) Instagram', FALSE),</text:p>
      <text:p text:style-name="Normalny">(1107, 277, 'C) LinkedIn', TRUE),</text:p>
      <text:p text:style-name="Normalny">(1108, 277, 'D) TikTok', FALSE),</text:p>
      <text:p text:style-name="Normalny">(1109, 278, 'A) Wskaźnik cen reklam', FALSE),</text:p>
      <text:p text:style-name="Normalny">(1110, 278, 'B) Wskaźnik interakcji z treścią', TRUE),</text:p>
      <text:p text:style-name="Normalny">(1111, 278, 'C) Szybkość tworzenia postów', FALSE),</text:p>
      <text:p text:style-name="Normalny">(1112, 278, 'D) Liczba obserwujących', FALSE),</text:p>
      <text:p text:style-name="Normalny">(1113, 279, 'A) Kupowanie obserwujących', TRUE),</text:p>
      <text:p text:style-name="Normalny">(1114, 279, 'B) Tworzenie angażujących i wartościowych treści', FALSE),</text:p>
      <text:p text:style-name="Normalny">(1115, 279, 'C) Interakcja z użytkownikami', FALSE),</text:p>
      <text:p text:style-name="Normalny">(1116, 279, 'D) Regularne aktualizacje', FALSE),</text:p>
      <text:p text:style-name="Normalny">(1117, 280, 'A) Treść tworzona przez algorytmy', FALSE),</text:p>
      <text:p text:style-name="Normalny">(1118, 280, 'B) Treść tworzona przez użytkowników', TRUE),</text:p>
      <text:p text:style-name="Normalny">(1119, 280, 'C) Treść tworzona wyłącznie przez profesjonalistów', FALSE),</text:p>
      <text:p text:style-name="Normalny">(1120, 280, 'D) Treść tworzona automatycznie przez aplikacje', FALSE);</text:p>
      <text:p text:style-name="Normalny">-- Dodaj quiz do tabeli</text:p>
      <text:soft-page-break/>
      <text:p text:style-name="Normalny">INSERT INTO Quizzes (quiz_id, title, description, created_by, created_at)</text:p>
      <text:p text:style-name="Normalny">VALUES (29, 'Historia mediów społecznościowych', 'Quiz dotyczący historii mediów społecznościowych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81, 29, 'Która platforma społecznościowa została założona jako pierwsza?'),</text:p>
      <text:p text:style-name="Normalny">(282, 29, 'Kto założył Facebooka?'),</text:p>
      <text:p text:style-name="Normalny">(283, 29, 'W którym roku powstał Twitter?'),</text:p>
      <text:p text:style-name="Normalny">(284, 29, 'Jaka była główna funkcja platformy MySpace?'),</text:p>
      <text:p text:style-name="Normalny">(285, 29, 'Co było unikalnego w Google+?'),</text:p>
      <text:p text:style-name="Normalny">(286, 29, 'Kiedy Instagram został uruchomiony?'),</text:p>
      <text:p text:style-name="Normalny">(287, 29, 'Która z poniższych platform była pierwotnie aplikacją do udostępniania wideo na żywo?'),</text:p>
      <text:p text:style-name="Normalny">(288, 29, 'Jaki był główny cel założenia LinkedIn?'),</text:p>
      <text:p text:style-name="Normalny">(289, 29, 'Kto jest twórcą platformy Pinterest?'),</text:p>
      <text:p text:style-name="Normalny">(290, 29, 'Kiedy powstał YouTube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1121, 281, 'A) Facebook', FALSE),</text:p>
      <text:p text:style-name="Normalny">(1122, 281, 'B) MySpace', FALSE),</text:p>
      <text:p text:style-name="Normalny">(1123, 281, 'C) LinkedIn', FALSE),</text:p>
      <text:p text:style-name="Normalny">(1124, 281, 'D) Friendster', TRUE),</text:p>
      <text:p text:style-name="Normalny">(1125, 282, 'A) Jack Dorsey', FALSE),</text:p>
      <text:p text:style-name="Normalny">(1126, 282, 'B) Mark Zuckerberg', TRUE),</text:p>
      <text:p text:style-name="Normalny">(1127, 282, 'C) Evan Spiegel', FALSE),</text:p>
      <text:p text:style-name="Normalny">(1128, 282, 'D) Reid Hoffman', FALSE),</text:p>
      <text:p text:style-name="Normalny">(1129, 283, 'A) 2004', FALSE),</text:p>
      <text:p text:style-name="Normalny">(1130, 283, 'B) 2005', FALSE),</text:p>
      <text:soft-page-break/>
      <text:p text:style-name="Normalny">(1131, 283, 'C) 2006', TRUE),</text:p>
      <text:p text:style-name="Normalny">(1132, 283, 'D) 2007', FALSE),</text:p>
      <text:p text:style-name="Normalny">(1133, 284, 'A) Udostępnianie zdjęć', FALSE),</text:p>
      <text:p text:style-name="Normalny">(1134, 284, 'B) Blogowanie', FALSE),</text:p>
      <text:p text:style-name="Normalny">(1135, 284, 'C) Tworzenie profili muzycznych i społecznościowych', TRUE),</text:p>
      <text:p text:style-name="Normalny">(1136, 284, 'D) Sieć profesjonalna', FALSE),</text:p>
      <text:p text:style-name="Normalny">(1137, 285, 'A) Okręgi kontaktów (Circles)', TRUE),</text:p>
      <text:p text:style-name="Normalny">(1138, 285, 'B) Prywatne wiadomości', FALSE),</text:p>
      <text:p text:style-name="Normalny">(1139, 285, 'C) Zdjęcia profilowe', FALSE),</text:p>
      <text:p text:style-name="Normalny">(1140, 285, 'D) Relacje wideo', FALSE),</text:p>
      <text:p text:style-name="Normalny">(1141, 286, 'A) 2009', FALSE),</text:p>
      <text:p text:style-name="Normalny">(1142, 286, 'B) 2010', TRUE),</text:p>
      <text:p text:style-name="Normalny">(1143, 286, 'C) 2011', FALSE),</text:p>
      <text:p text:style-name="Normalny">(1144, 286, 'D) 2012', FALSE),</text:p>
      <text:p text:style-name="Normalny">(1145, 287, 'A) Periscope', TRUE),</text:p>
      <text:p text:style-name="Normalny">(1146, 287, 'B) Vine', FALSE),</text:p>
      <text:p text:style-name="Normalny">(1147, 287, 'C) TikTok', FALSE),</text:p>
      <text:p text:style-name="Normalny">(1148, 287, 'D) Snapchat', FALSE),</text:p>
      <text:p text:style-name="Normalny">(1149, 288, 'A) Udostępnianie zdjęć', FALSE),</text:p>
      <text:p text:style-name="Normalny">(1150, 288, 'B) Sieć profesjonalnych kontaktów i rekrutacja', TRUE),</text:p>
      <text:p text:style-name="Normalny">(1151, 288, 'C) Blogowanie', FALSE),</text:p>
      <text:p text:style-name="Normalny">(1152, 288, 'D) Gry online', FALSE),</text:p>
      <text:p text:style-name="Normalny">(1153, 289, 'A) Kevin Systrom', FALSE),</text:p>
      <text:p text:style-name="Normalny">(1154, 289, 'B) Ben Silbermann', TRUE),</text:p>
      <text:p text:style-name="Normalny">(1155, 289, 'C) Jack Dorsey', FALSE),</text:p>
      <text:p text:style-name="Normalny">(1156, 289, 'D) Evan Williams', FALSE),</text:p>
      <text:p text:style-name="Normalny">(1157, 290, 'A) 2003', FALSE),</text:p>
      <text:p text:style-name="Normalny">(1158, 290, 'B) 2004', FALSE),</text:p>
      <text:p text:style-name="Normalny">(1159, 290, 'C) 2005', TRUE),</text:p>
      <text:p text:style-name="Normalny">(1160, 290, 'D) 2006', FALSE);</text:p>
      <text:p text:style-name="Normalny">-- Dodaj quiz do tabeli</text:p>
      <text:soft-page-break/>
      <text:p text:style-name="Normalny">INSERT INTO Quizzes (quiz_id, title, description, created_by, created_at)</text:p>
      <text:p text:style-name="Normalny">VALUES (30, 'Zachowania użytkowników w mediach społecznościowych', 'Quiz dotyczący zachowań użytkowników w mediach społecznościowych.', 'admin', CURRENT_DATE);</text:p>
      <text:p text:style-name="Normalny"/>
      <text:p text:style-name="Normalny">-- Dodaj pytania</text:p>
      <text:p text:style-name="Normalny">INSERT INTO Questions (question_id, quiz_id, question_text)</text:p>
      <text:p text:style-name="Normalny">VALUES</text:p>
      <text:p text:style-name="Normalny">(291, 30, 'Które z poniższych zachowań jest przykładem trollowania?'),</text:p>
      <text:p text:style-name="Normalny">(292, 30, 'Jakie jest najczęstsze zastosowanie hasztagów w mediach społecznościowych?'),</text:p>
      <text:p text:style-name="Normalny">(293, 30, 'Co to jest "selfie"?'),</text:p>
      <text:p text:style-name="Normalny">(294, 30, 'Co oznacza skrót "DM" w mediach społecznościowych?'),</text:p>
      <text:p text:style-name="Normalny">(295, 30, 'Jakie jest typowe zachowanie użytkowników określane jako "ghosting"?'),</text:p>
      <text:p text:style-name="Normalny">(296, 30, 'Co oznacza skrót "FOMO" w kontekście mediów społecznościowych?'),</text:p>
      <text:p text:style-name="Normalny">(297, 30, 'Co to jest "like" w kontekście mediów społecznościowych?'),</text:p>
      <text:p text:style-name="Normalny">(298, 30, 'Jakie jest typowe działanie określane jako "catfishing"?'),</text:p>
      <text:p text:style-name="Normalny">(299, 30, 'Co oznacza skrót "IRL" używany w mediach społecznościowych?'),</text:p>
      <text:p text:style-name="Normalny">(300, 30, 'Jakie zachowanie jest przykładem "shamingu" w mediach społecznościowych?');</text:p>
      <text:p text:style-name="Normalny"/>
      <text:p text:style-name="Normalny">-- Dodaj odpowiedzi</text:p>
      <text:p text:style-name="Normalny">INSERT INTO Answers (answer_id, question_id, answer_text, is_correct)</text:p>
      <text:p text:style-name="Normalny">VALUES</text:p>
      <text:p text:style-name="Normalny">(1161, 291, 'A) Udostępnianie memów', FALSE),</text:p>
      <text:p text:style-name="Normalny">(1162, 291, 'B) Publikowanie obraźliwych komentarzy w celu wywołania kłótni', TRUE),</text:p>
      <text:p text:style-name="Normalny">(1163, 291, 'C) Lajkowanie postów', FALSE),</text:p>
      <text:p text:style-name="Normalny">(1164, 291, 'D) Publikowanie własnych przemyśleń', FALSE),</text:p>
      <text:p text:style-name="Normalny">(1165, 292, 'A) Organizacja treści i zwiększenie widoczności postów', TRUE),</text:p>
      <text:p text:style-name="Normalny">(1166, 292, 'B) Tworzenie nowych kont', FALSE),</text:p>
      <text:p text:style-name="Normalny">(1167, 292, 'C) Usuwanie starych postów', FALSE),</text:p>
      <text:p text:style-name="Normalny">(1168, 292, 'D) Zapisywanie zdjęć', FALSE),</text:p>
      <text:p text:style-name="Normalny">(1169, 293, 'A) Zdjęcie zrobione przez profesjonalnego fotografa', FALSE),</text:p>
      <text:p text:style-name="Normalny">(1170, 293, 'B) Zdjęcie zrobione przez siebie samego', TRUE),</text:p>
      <text:soft-page-break/>
      <text:p text:style-name="Normalny">(1171, 293, 'C) Zdjęcie grupowe', FALSE),</text:p>
      <text:p text:style-name="Normalny">(1172, 293, 'D) Zdjęcie krajobrazu', FALSE),</text:p>
      <text:p text:style-name="Normalny">(1173, 294, 'A) Direct Message (wiadomość bezpośrednia)', TRUE),</text:p>
      <text:p text:style-name="Normalny">(1174, 294, 'B) Download Manager (menedżer pobierania)', FALSE),</text:p>
      <text:p text:style-name="Normalny">(1175, 294, 'C) Data Mining (analiza danych)', FALSE),</text:p>
      <text:p text:style-name="Normalny">(1176, 294, 'D) Digital Media (media cyfrowe)', FALSE),</text:p>
      <text:p text:style-name="Normalny">(1177, 295, 'A) Regularne publikowanie postów', FALSE),</text:p>
      <text:p text:style-name="Normalny">(1178, 295, 'B) Nagłe zerwanie wszelkiej komunikacji bez wyjaśnień', TRUE),</text:p>
      <text:p text:style-name="Normalny">(1179, 295, 'C) Udzielanie odpowiedzi na wszystkie wiadomości', FALSE),</text:p>
      <text:p text:style-name="Normalny">(1180, 295, 'D) Tworzenie wielu kont', FALSE),</text:p>
      <text:p text:style-name="Normalny">(1181, 296, 'A) Fear of Missing Out (strach przed przegapieniem czegoś)', TRUE),</text:p>
      <text:p text:style-name="Normalny">(1182, 296, 'B) Friends of Many Others (przyjaciele wielu innych)', FALSE),</text:p>
      <text:p text:style-name="Normalny">(1183, 296, 'C) Face of My Own (moja własna twarz)', FALSE),</text:p>
      <text:p text:style-name="Normalny">(1184, 296, 'D) Fun of Media Online (zabawa w mediach online)', FALSE),</text:p>
      <text:p text:style-name="Normalny">(1185, 297, 'A) Komentarz', FALSE),</text:p>
      <text:p text:style-name="Normalny">(1186, 297, 'B) Polubienie postu', TRUE),</text:p>
      <text:p text:style-name="Normalny">(1187, 297, 'C) Udostępnienie treści', FALSE),</text:p>
      <text:p text:style-name="Normalny">(1188, 297, 'D) Subskrypcja kanału', FALSE),</text:p>
      <text:p text:style-name="Normalny">(1189, 298, 'A) Łowienie ryb', FALSE),</text:p>
      <text:p text:style-name="Normalny">(1190, 298, 'B) Tworzenie fałszywej tożsamości w internecie w celu oszustwa', TRUE),</text:p>
      <text:p text:style-name="Normalny">(1191, 298, 'C) Udostępnianie treści z podróży', FALSE),</text:p>
      <text:p text:style-name="Normalny">(1192, 298, 'D) Komentowanie postów', FALSE),</text:p>
      <text:p text:style-name="Normalny">(1193, 299, 'A) Internet Real Life (prawdziwe życie w internecie)', FALSE),</text:p>
      <text:p text:style-name="Normalny">(1194, 299, 'B) In Real Life (w prawdziwym życiu)', TRUE),</text:p>
      <text:p text:style-name="Normalny">(1195, 299, 'C) Interactive Role-Playing (interaktywna gra fabularna)', FALSE),</text:p>
      <text:p text:style-name="Normalny">(1196, 299, 'D) International Real Estate (międzynarodowe nieruchomości)', FALSE),</text:p>
      <text:p text:style-name="Normalny">(1197, 300, 'A) Chwalenie kogoś za osiągnięcia', FALSE),</text:p>
      <text:p text:style-name="Normalny">(1198, 300, 'B) Publiczne wyśmiewanie lub krytykowanie kogoś', TRUE),</text:p>
      <text:p text:style-name="Normalny">(1199, 300, 'C) Udostępnianie zabawnych zdjęć', FALSE),</text:p>
      <text:p text:style-name="Normalny">(1200, 300, 'D) Tworzenie grup dyskusyjnych', FALSE);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ia Łysik</meta:initial-creator>
    <dc:creator>Julia Łysik</dc:creator>
    <meta:creation-date>2024-05-26T05:42:00Z</meta:creation-date>
    <dc:date>2024-05-26T06:33:00Z</dc:date>
    <meta:template xlink:href="Normal.dotm" xlink:type="simple"/>
    <meta:editing-cycles>1</meta:editing-cycles>
    <meta:editing-duration>PT2220S</meta:editing-duration>
    <meta:document-statistic meta:page-count="61" meta:paragraph-count="159" meta:word-count="11440" meta:character-count="79923" meta:row-count="572" meta:non-whitespace-character-count="68642"/>
  </office:meta>
</office:document-meta>
</file>